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Arial1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9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.6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3.4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1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43" style:family="graphic" style:parent-style-name="objectwithoutfill">
      <style:graphic-properties svg:stroke-color="#cccccc" draw:fill="none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35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74cm"/>
    </style:style>
    <style:style style:name="gr47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9cm" fo:min-width="0.89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51" style:family="graphic" style:parent-style-name="objectwithoutfill">
      <style:graphic-properties svg:stroke-color="#ff0000" draw:fill="none" draw:textarea-horizontal-align="center" draw:textarea-vertical-align="middle"/>
    </style:style>
    <style:style style:name="gr52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53" style:family="graphic" style:parent-style-name="objectwithoutfill">
      <style:graphic-properties svg:stroke-color="#0000ff" draw:fill="none" draw:textarea-horizontal-align="center" draw:textarea-vertical-align="middle"/>
    </style:style>
    <style:style style:name="gr54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9cm" fo:min-width="0.75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759cm"/>
    </style:style>
    <style:style style:name="gr59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501cm"/>
    </style:style>
    <style:style style:name="gr61" style:family="graphic" style:parent-style-name="objectwithoutfill">
      <style:graphic-properties svg:stroke-color="#ff00ff" draw:fill="none" draw:textarea-horizontal-align="center" draw:textarea-vertical-align="middle"/>
    </style:style>
    <style:style style:name="gr6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63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5cm" fo:min-width="4.40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9cm"/>
    </style:style>
    <style:style style:name="gr66" style:family="graphic" style:parent-style-name="standard">
      <style:graphic-properties svg:stroke-color="#800080" draw:fill="none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58cm" fo:min-width="20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9cm" fo:min-width="19.536cm"/>
    </style:style>
    <style:style style:name="gr69" style:family="graphic" style:parent-style-name="standard">
      <style:graphic-properties draw:stroke="none" draw:fill="none" draw:ole-draw-aspect="1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8.2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08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14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2.73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02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7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82" style:family="graphic" style:parent-style-name="objectwithoutfill">
      <style:graphic-properties draw:fill="none" draw:textarea-horizontal-align="center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79cm" fo:min-width="14.692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5.209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2.732cm"/>
    </style:style>
    <style:style style:name="pr9" style:family="presentation" style:parent-style-name="Kyodai_25_20Presentation-outline1">
      <style:graphic-properties fo:min-height="8.082cm"/>
    </style:style>
    <style:style style:name="pr10" style:family="presentation" style:parent-style-name="Kyodai_25_20Presentation-outline1">
      <style:graphic-properties fo:min-height="1.064cm"/>
    </style:style>
    <style:style style:name="pr11" style:family="presentation" style:parent-style-name="Kyodai_25_20Presentation-outline1">
      <style:graphic-properties fo:min-height="2.855cm"/>
    </style:style>
    <style:style style:name="pr12" style:family="presentation" style:parent-style-name="Kyodai_25_20Presentation-outline1">
      <style:graphic-properties fo:min-height="13.86cm"/>
    </style:style>
    <style:style style:name="pr13" style:family="presentation" style:parent-style-name="Kyodai_25_20Presentation-outline1">
      <style:graphic-properties fo:min-height="1.102cm"/>
    </style:style>
    <style:style style:name="pr14" style:family="presentation" style:parent-style-name="Kyodai_25_20Presentation-outline1">
      <style:graphic-properties fo:min-height="1.905cm"/>
    </style:style>
    <style:style style:name="pr15" style:family="presentation" style:parent-style-name="Kyodai_25_20Presentation-outline1">
      <style:graphic-properties fo:min-height="13.612cm"/>
    </style:style>
    <style:style style:name="pr16" style:family="presentation" style:parent-style-name="Kyodai_25_20Presentation-outline1">
      <style:graphic-properties fo:min-height="13.795cm"/>
    </style:style>
    <style:style style:name="pr17" style:family="presentation" style:parent-style-name="Kyodai_25_20Presentation-outline1">
      <style:graphic-properties fo:min-height="4.97cm"/>
    </style:style>
    <style:style style:name="pr18" style:family="presentation" style:parent-style-name="Kyodai_25_20Presentation-outline1">
      <style:graphic-properties fo:min-height="6.97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19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  <style:text-properties fo:color="#008000" fo:font-size="18pt"/>
    </style:style>
    <style:style style:name="P21" style:family="paragraph">
      <style:text-properties fo:color="#800080" fo:font-size="26pt" style:font-size-asian="26pt" style:font-size-complex="26pt"/>
    </style:style>
    <style:style style:name="P22" style:family="paragraph">
      <style:text-properties fo:color="#800080" fo:font-size="26pt" style:font-size-asian="26pt" style:font-size-complex="22pt"/>
    </style:style>
    <style:style style:name="P23" style:family="paragraph">
      <style:text-properties fo:color="#008000" fo:font-size="26pt" style:font-size-asian="26pt" style:font-size-complex="26pt"/>
    </style:style>
    <style:style style:name="P24" style:family="paragraph">
      <style:text-properties fo:font-size="18pt"/>
    </style:style>
    <style:style style:name="P25" style:family="paragraph">
      <style:text-properties fo:color="#800000" fo:font-size="18pt"/>
    </style:style>
    <style:style style:name="P26" style:family="paragraph">
      <style:text-properties style:use-window-font-color="true" fo:font-size="24pt" style:font-size-asian="24pt" style:font-size-complex="24pt"/>
    </style:style>
    <style:style style:name="P27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28" style:family="paragraph">
      <style:text-properties fo:color="#008000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000080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style:use-window-font-color="true" fo:font-size="66pt" style:font-size-asian="66pt" style:font-size-complex="66pt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style:use-window-font-color="true"/>
    </style:style>
    <style:style style:name="T9" style:family="text">
      <style:text-properties fo:color="#800080"/>
    </style:style>
    <style:style style:name="T10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80" fo:font-weight="normal"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style:use-window-font-color="true" style:text-position="sub 58%" fo:font-weight="normal" style:font-weight-asian="normal" style:font-weight-complex="normal"/>
    </style:style>
    <style:style style:name="T18" style:family="text">
      <style:text-properties style:use-window-font-color="true" style:text-position="0% 100%" fo:font-weight="normal" style:font-weight-asian="normal" style:font-weight-complex="normal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fo:color="#000080" fo:font-size="32pt" style:font-size-asian="32pt" style:font-size-complex="32pt"/>
    </style:style>
    <style:style style:name="T22" style:family="text">
      <style:text-properties fo:color="#800080" fo:font-size="24pt" style:font-size-asian="24pt" style:font-size-complex="24pt"/>
    </style:style>
    <style:style style:name="T23" style:family="text">
      <style:text-properties fo:color="#800080" style:text-position="sub 58%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80" fo:font-size="24pt" style:font-size-asian="24pt" style:font-size-complex="2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800080" style:text-position="sub 58%"/>
    </style:style>
    <style:style style:name="T29" style:family="text">
      <style:text-properties fo:color="#008000" fo:font-size="24pt" style:font-size-asian="24pt" style:font-size-complex="24pt"/>
    </style:style>
    <style:style style:name="T30" style:family="text">
      <style:text-properties fo:color="#008000" style:text-position="-33% 58%" fo:font-size="24pt" style:font-size-asian="24pt" style:font-size-complex="24pt"/>
    </style:style>
    <style:style style:name="T31" style:family="text">
      <style:text-properties fo:color="#800000" fo:font-size="24pt" style:font-size-asian="24pt" style:font-size-complex="24pt"/>
    </style:style>
    <style:style style:name="T32" style:family="text">
      <style:text-properties style:use-window-font-color="true" fo:font-size="24pt" style:font-size-asian="24pt" style:font-size-complex="24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use-window-font-color="true" fo:font-size="26pt" style:font-size-asian="26pt" style:font-size-complex="26pt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color="#800000" fo:font-size="26pt" style:font-size-asian="26pt" style:font-size-complex="26pt"/>
    </style:style>
    <style:style style:name="T37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800080" fo:font-size="22pt" style:font-size-asian="22pt" style:font-size-complex="22pt"/>
    </style:style>
    <style:style style:name="T40" style:family="text">
      <style:text-properties fo:color="#000080" fo:font-size="22pt" style:font-size-asian="22pt" style:font-size-complex="22pt"/>
    </style:style>
    <style:style style:name="T41" style:family="text">
      <style:text-properties fo:color="#000080" style:text-position="sub 58%" fo:font-size="22pt" style:font-size-asian="22pt" style:font-size-complex="22pt"/>
    </style:style>
    <style:style style:name="T42" style:family="text">
      <style:text-properties fo:color="#008000" fo:font-size="18pt"/>
    </style:style>
    <style:style style:name="T43" style:family="text">
      <style:text-properties fo:color="#800080" fo:font-size="26pt" style:font-size-asian="26pt" style:font-size-complex="26pt"/>
    </style:style>
    <style:style style:name="T44" style:family="text">
      <style:text-properties fo:color="#800080" style:text-position="sub 58%" fo:font-size="26pt" style:font-size-asian="26pt" style:font-size-complex="26pt"/>
    </style:style>
    <style:style style:name="T45" style:family="text">
      <style:text-properties fo:color="#800080" fo:font-size="26pt" style:font-size-asian="26pt" style:font-size-complex="22pt"/>
    </style:style>
    <style:style style:name="T46" style:family="text">
      <style:text-properties fo:color="#800080" style:text-position="sub 58%" fo:font-size="26pt" style:font-size-asian="26pt" style:font-size-complex="22pt"/>
    </style:style>
    <style:style style:name="T47" style:family="text">
      <style:text-properties fo:color="#008000" fo:font-size="26pt" style:font-size-asian="26pt" style:font-size-complex="26pt"/>
    </style:style>
    <style:style style:name="T48" style:family="text">
      <style:text-properties fo:font-size="18pt"/>
    </style:style>
    <style:style style:name="T49" style:family="text">
      <style:text-properties style:text-position="sub 58%" fo:font-size="18pt" style:font-size-asian="18pt" style:font-size-complex="18pt"/>
    </style:style>
    <style:style style:name="T50" style:family="text">
      <style:text-properties fo:color="#800000" style:text-position="sub 58%" fo:font-size="26pt" style:font-size-asian="26pt" style:font-size-complex="26pt"/>
    </style:style>
    <style:style style:name="T51" style:family="text">
      <style:text-properties fo:color="#800000" fo:font-size="18pt"/>
    </style:style>
    <style:style style:name="T52" style:family="text">
      <style:text-properties fo:color="#800000" style:text-position="sub 58%" fo:font-size="18pt" style:font-size-asian="18pt" style:font-size-complex="18pt"/>
    </style:style>
    <style:style style:name="T53" style:family="text">
      <style:text-properties fo:color="#800000" style:text-position="0% 100%" fo:font-size="18pt" style:font-size-asian="18pt" style:font-size-complex="18pt"/>
    </style:style>
    <style:style style:name="T54" style:family="text">
      <style:text-properties fo:color="#800000" fo:font-size="22pt" style:font-size-asian="22pt" style:font-size-complex="22pt"/>
    </style:style>
    <style:style style:name="T5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008000" style:text-position="sub 58%" fo:font-size="24pt" style:font-size-asian="24pt" style:font-size-complex="24pt"/>
    </style:style>
    <style:style style:name="T57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58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60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6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7" style:family="text">
      <style:text-properties fo:color="#008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8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9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71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fo:color="#008000" fo:font-size="24pt" fo:font-style="normal" style:font-size-asian="24pt" style:font-style-asian="normal" style:font-size-complex="24pt" style:font-style-complex="normal"/>
    </style:style>
    <style:style style:name="T73" style:family="text">
      <style:text-properties style:use-window-font-color="true" style:font-name="LMMonoCaps10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color="#008000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6" style:family="text">
      <style:text-properties fo:color="#800080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7" style:family="text">
      <style:text-properties fo:color="#800000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style:font-name="Liberation Sans1" fo:font-size="24pt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ize="24pt"/>
    </style:style>
    <style:style style:name="T80" style:family="text">
      <style:text-properties fo:color="#800000" fo:font-size="24pt" fo:font-style="italic" style:font-style-asian="italic" style:font-style-complex="italic"/>
    </style:style>
    <style:style style:name="T81" style:family="text">
      <style:text-properties fo:font-size="24pt" fo:font-style="italic" style:font-style-asian="italic" style:font-style-complex="italic"/>
    </style:style>
    <style:style style:name="T82" style:family="text">
      <style:text-properties fo:font-size="24pt" fo:font-weight="bold" style:font-weight-asian="bold" style:font-weight-complex="bold"/>
    </style:style>
    <style:style style:name="T83" style:family="text">
      <style:text-properties fo:color="#800000" fo:font-size="24pt"/>
    </style:style>
    <style:style style:name="T84" style:family="text">
      <style:text-properties fo:color="#008000"/>
    </style:style>
    <style:style style:name="T8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86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7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T89" style:family="text">
      <style:text-properties style:use-window-font-color="true" style:font-name="LMMonoCaps101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1" style:family="text">
      <style:text-properties style:use-window-font-color="true" style:text-position="sub 58%" fo:font-size="24pt" fo:font-style="italic" style:font-size-asian="24pt" style:font-style-asian="italic" style:font-size-complex="24pt" style:font-style-complex="italic"/>
    </style:style>
    <style:style style:name="T92" style:family="text">
      <style:text-properties fo:color="#800000" style:text-position="sub 58%" fo:font-size="24pt" fo:font-style="italic" style:font-size-asian="24pt" style:font-style-asian="italic" style:font-size-complex="24pt" style:font-style-complex="italic"/>
    </style:style>
    <style:style style:name="T93" style:family="text">
      <style:text-properties style:use-window-font-color="true" style:text-position="sub 58%" fo:font-size="24pt" fo:font-style="normal" style:font-size-asian="24pt" style:font-style-asian="normal" style:font-size-complex="24pt" style:font-style-complex="normal"/>
    </style:style>
    <style:style style:name="T94" style:family="text">
      <style:text-properties style:use-window-font-color="true" fo:font-weight="bold" style:font-weight-asian="bold" style:font-weight-complex="bold"/>
    </style:style>
    <style:style style:name="T95" style:family="text">
      <style:text-properties fo:color="#008000" fo:font-style="italic" style:font-style-asian="italic" style:font-style-complex="italic"/>
    </style:style>
    <style:style style:name="T96" style:family="text">
      <style:text-properties style:use-window-font-color="true" fo:font-style="italic" style:font-style-asian="italic" style:font-style-complex="italic"/>
    </style:style>
    <style:style style:name="T97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style:use-window-font-color="true" fo:font-style="normal" style:font-style-asian="normal" style:font-style-complex="normal"/>
    </style:style>
    <style:style style:name="T99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800080" fo:font-weight="normal" style:font-weight-asian="normal" style:font-weight-complex="normal"/>
    </style:style>
    <style:style style:name="T103" style:family="text">
      <style:text-properties style:use-window-font-color="true" style:font-name="LMMonoCaps101" fo:font-weight="bold" style:font-weight-asian="bold" style:font-weight-complex="bold"/>
    </style:style>
    <style:style style:name="T104" style:family="text">
      <style:text-properties fo:color="#008000" fo:font-weight="normal" style:font-weight-asian="normal" style:font-weight-complex="normal"/>
    </style:style>
    <style:style style:name="T105" style:family="text">
      <style:text-properties fo:color="#800000" fo:font-weight="normal" style:font-weight-asian="normal" style:font-weight-complex="normal"/>
    </style:style>
    <style:style style:name="T106" style:family="text">
      <style:text-properties style:font-name="LMMono101"/>
    </style:style>
    <style:style style:name="T107" style:family="text">
      <style:text-properties fo:font-size="18pt" style:font-size-asian="18pt" style:font-size-complex="18pt"/>
    </style:style>
    <style:style style:name="T108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10 <text:line-break/>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予測問題</text:p>
          </draw:text-box>
        </draw:frame>
        <draw:frame presentation:style-name="pr5" draw:text-style-name="P4" draw:layer="layout" svg:width="19.685cm" svg:height="5.209cm" svg:x="3.175cm" svg:y="8.46cm" presentation:class="outline" presentation:user-transformed="true">
          <draw:text-box>
            <text:list text:style-name="L2">
              <text:list-header>
                <text:p><text:span text:style-name="T2">x</text:span><text:span text:style-name="T3">が与えられた時</text:span><text:span text:style-name="T4">y</text:span><text:span text:style-name="T5">を予測する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今回の例</text:p>
          </draw:text-box>
        </draw:frame>
        <draw:frame presentation:style-name="pr8" draw:layer="layout" svg:width="25.199cm" svg:height="13.007cm" svg:x="1.471cm" svg:y="5.08cm" presentation:class="outline" presentation:user-transformed="true">
          <draw:text-box>
            <text:list text:style-name="L2">
              <text:list-item>
                <text:p><text:span text:style-name="T6">Wikipedia</text:span><text:span text:style-name="T6">記事の最初の１文</text:span>が与えられた時</text:p>
              </text:list-item>
              <text:list-item>
                <text:p><text:span text:style-name="T7">その記事が人物についての記事かどうか</text:span><text:span text:style-name="T8">を予測</text:span><text:span text:style-name="T8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8">これはもちろん、</text:span><text:span text:style-name="T9">２値予測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29cm" svg:height="1.242cm" svg:x="8.645cm" svg:y="8.89cm">
          <draw:text-box>
            <text:p><text:span text:style-name="T10">与えられた情報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1">Gonso was a Sanron sect priest (754-827)</text:span><text:span text:style-name="T11"><text:line-break/></text:span><text:span text:style-name="T11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2.195cm" svg:height="1.242cm" svg:x="21.645cm" svg:y="8.891cm">
          <draw:text-box>
            <text:p><text:span text:style-name="T12">予測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3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1">Shichikuzan Chigogataki Fudomyoo is</text:span></text:p>
            <text:p><text:span text:style-name="T11">a historical site located at Magura, Maizuru</text:span></text:p>
            <text:p><text:span text:style-name="T11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3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draw:frame presentation:style-name="pr4" draw:layer="layout" svg:width="25.199cm" svg:height="3.237cm" svg:x="1.27cm" svg:y="1.574cm" presentation:class="title">
          <draw:text-box>
            <text:p>線形識別器</text:p>
          </draw:text-box>
        </draw:frame>
        <draw:frame draw:style-name="gr10" draw:layer="layout" svg:width="16.223cm" svg:height="4.475cm" svg:x="6.385cm" svg:y="5.9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layer="layout" svg:width="25.199cm" svg:height="8.098cm" svg:x="1.472cm" svg:y="11.665cm" presentation:class="outline" presentation:user-transformed="true">
          <draw:text-box>
            <text:list text:style-name="L2">
              <text:list-item>
                <text:p><text:span text:style-name="T14">x</text:span><text:span text:style-name="T15">: </text:span><text:span text:style-name="T15">入力</text:span></text:p>
              </text:list-item>
              <text:list-item>
                <text:p><text:span text:style-name="T16">φ(x)</text:span><text:span text:style-name="T15">: </text:span><text:span text:style-name="T15">素性関数のベクトル </text:span><text:span text:style-name="T15">{φ</text:span><text:span text:style-name="T17">1</text:span><text:span text:style-name="T18">(x)</text:span><text:span text:style-name="T15">, φ</text:span><text:span text:style-name="T17">2</text:span><text:span text:style-name="T18">(x)</text:span><text:span text:style-name="T15">, …, φ</text:span><text:span text:style-name="T17">I</text:span><text:span text:style-name="T18">(x)</text:span><text:span text:style-name="T15">}</text:span></text:p>
              </text:list-item>
              <text:list-item>
                <text:p><text:span text:style-name="T19">w</text:span>: 重みベクトル {w<text:span text:style-name="T20">1</text:span>, w<text:span text:style-name="T20">2</text:span>, …, w<text:span text:style-name="T20">I</text:span>}</text:p>
              </text:list-item>
              <text:list-item>
                <text:p><text:span text:style-name="T7">y</text:span>: 予測値、「yes」なら+1、「no」なら-1</text:p>
                <text:list>
                  <text:list-item>
                    <text:p>sign(v)は「v &gt;= 0」の場合+1、そうでない場合-1 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素性関数の例：1-gram素性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「事例において、ある単語が何回現れるか？」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1">x</text:span><text:span text:style-name="T13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81cm" svg:x="3.81cm" svg:y="8.49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= 1</text:span></text:p>
          </draw:text-box>
        </draw:frame>
        <draw:frame draw:style-name="gr13" draw:text-style-name="P11" draw:layer="layout" svg:width="6.5cm" svg:height="1.481cm" svg:x="10.41cm" svg:y="8.491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= 1</text:span></text:p>
          </draw:text-box>
        </draw:frame>
        <draw:frame draw:style-name="gr14" draw:text-style-name="P11" draw:layer="layout" svg:width="5.87cm" svg:height="1.481cm" svg:x="17.41cm" svg:y="8.492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= 2</text:span></text:p>
          </draw:text-box>
        </draw:frame>
        <draw:frame draw:style-name="gr15" draw:text-style-name="P11" draw:layer="layout" svg:width="7.326cm" svg:height="1.481cm" svg:x="6.81cm" svg:y="9.993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 = 1</text:span></text:p>
          </draw:text-box>
        </draw:frame>
        <draw:frame draw:style-name="gr16" draw:text-style-name="P11" draw:layer="layout" svg:width="6.119cm" svg:height="1.481cm" svg:x="14.31cm" svg:y="9.994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= 1</text:span></text:p>
          </draw:text-box>
        </draw:frame>
        <draw:frame draw:style-name="gr17" draw:text-style-name="P11" draw:layer="layout" svg:width="7.491cm" svg:height="1.481cm" svg:x="6.211cm" svg:y="11.595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= 1</text:span></text:p>
          </draw:text-box>
        </draw:frame>
        <draw:frame draw:style-name="gr18" draw:text-style-name="P11" draw:layer="layout" svg:width="6.991cm" svg:height="1.481cm" svg:x="13.812cm" svg:y="11.596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= 1</text:span></text:p>
          </draw:text-box>
        </draw:frame>
        <draw:frame draw:style-name="gr19" draw:text-style-name="P11" draw:layer="layout" svg:width="6.42cm" svg:height="1.481cm" svg:x="7.111cm" svg:y="13.295cm">
          <draw:text-box>
            <text:p><text:span text:style-name="T22">φ</text:span><text:span text:style-name="T23">unigram “the”</text:span><text:span text:style-name="T24">(</text:span><text:span text:style-name="T25">x</text:span><text:span text:style-name="T24">) = 0</text:span></text:p>
          </draw:text-box>
        </draw:frame>
        <draw:frame draw:style-name="gr20" draw:text-style-name="P11" draw:layer="layout" svg:width="7.216cm" svg:height="1.481cm" svg:x="13.812cm" svg:y="13.296cm">
          <draw:text-box>
            <text:p><text:span text:style-name="T22">φ</text:span><text:span text:style-name="T23">unigram “temple”</text:span><text:span text:style-name="T24">(</text:span><text:span text:style-name="T25">x</text:span><text:span text:style-name="T24">) = 0</text:span></text:p>
          </draw:text-box>
        </draw:frame>
        <draw:frame draw:style-name="gr21" draw:text-style-name="P12" draw:layer="layout" svg:width="1.488cm" svg:height="1.356cm" svg:x="13.117cm" svg:y="14.605cm">
          <draw:text-box>
            <text:p><text:span text:style-name="T26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983cm" svg:height="2.401cm" svg:x="21.825cm" svg:y="13.335cm">
          <draw:text-box>
            <text:p><text:span text:style-name="T27">残りは</text:span></text:p>
            <text:p><text:span text:style-name="T27">すべて</text:span><text:span text:style-name="T27">0</text:span></text:p>
          </draw:text-box>
        </draw:frame>
        <draw:frame presentation:style-name="pr11" draw:layer="layout" svg:width="25.199cm" svg:height="2.859cm" svg:x="1.472cm" svg:y="17.08cm" presentation:class="outline" presentation:user-transformed="true">
          <draw:text-box>
            <text:list text:style-name="L2">
              <text:list-item>
                <text:p>便宜のため、素性ID(<text:span text:style-name="T9">φ</text:span><text:span text:style-name="T28">1</text:span>)の代わりに、素性の名前(<text:span text:style-name="T9">φ</text:span><text:span text:style-name="T28">unigram “A”</text:span>) を利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重み付き和の計算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1">x</text:span><text:span text:style-name="T13"> = A site , located in Maizuru , Kyoto</text:span></text:p>
          </draw:text-box>
        </draw:frame>
        <draw:frame draw:style-name="gr24" draw:text-style-name="P11" draw:layer="layout" svg:width="8.054cm" svg:height="1.481cm" svg:x="1.905cm" svg:y="5.98cm">
          <draw:text-box>
            <text:p><text:span text:style-name="T22">φ</text:span><text:span text:style-name="T23">unigram “A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1.905cm" svg:y="7.155cm">
          <draw:text-box>
            <text:p><text:span text:style-name="T22">φ</text:span><text:span text:style-name="T23">unigram “site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0.8cm">
          <draw:text-box>
            <text:p><text:span text:style-name="T22">φ</text:span><text:span text:style-name="T23">unigram “,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2</text:span></text:p>
          </draw:text-box>
        </draw:frame>
        <draw:frame draw:style-name="gr24" draw:text-style-name="P11" draw:layer="layout" svg:width="8.054cm" svg:height="1.481cm" svg:x="1.905cm" svg:y="8.355cm">
          <draw:text-box>
            <text:p><text:span text:style-name="T22">φ</text:span><text:span text:style-name="T23">unigram “located”</text:span><text:span text:style-name="T24">(</text:span><text:span text:style-name="T25">x</text:span><text:span text:style-name="T24">)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6cm" svg:y="11.905cm">
          <draw:text-box>
            <text:p><text:span text:style-name="T22">φ</text:span><text:span text:style-name="T23">unigram “in”</text:span><text:span text:style-name="T24">(</text:span><text:span text:style-name="T25">x</text:span><text:span text:style-name="T24">) </text:span><text:span text:style-name="T24"><text:tab/>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34cm" svg:y="9.63cm">
          <draw:text-box>
            <text:p><text:span text:style-name="T22">φ</text:span><text:span text:style-name="T23">unigram “Maizuru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4" draw:text-style-name="P11" draw:layer="layout" svg:width="8.054cm" svg:height="1.481cm" svg:x="2.005cm" svg:y="13.005cm">
          <draw:text-box>
            <text:p><text:span text:style-name="T22">φ</text:span><text:span text:style-name="T23">unigram “Kyoto”</text:span><text:span text:style-name="T24">(</text:span><text:span text:style-name="T25">x</text:span><text:span text:style-name="T24">) </text:span><text:span text:style-name="T24"><text:tab/></text:span><text:span text:style-name="T24">= 1</text:span></text:p>
          </draw:text-box>
        </draw:frame>
        <draw:frame draw:style-name="gr25" draw:text-style-name="P14" draw:layer="layout" svg:width="6.784cm" svg:height="1.405cm" svg:x="11.742cm" svg:y="5.781cm">
          <draw:text-box>
            <text:p><text:span text:style-name="T29">w</text:span><text:span text:style-name="T30">unigram “a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6" draw:text-style-name="P14" draw:layer="layout" svg:width="7.068cm" svg:height="1.405cm" svg:x="11.742cm" svg:y="6.982cm">
          <draw:text-box>
            <text:p><text:span text:style-name="T29">w</text:span><text:span text:style-name="T30">unigram “site”</text:span><text:span text:style-name="T31"> </text:span><text:span text:style-name="T31"><text:tab/></text:span><text:span text:style-name="T32">= -3</text:span></text:p>
          </draw:text-box>
        </draw:frame>
        <draw:frame draw:style-name="gr25" draw:text-style-name="P14" draw:layer="layout" svg:width="6.784cm" svg:height="1.405cm" svg:x="11.742cm" svg:y="8.382cm">
          <draw:text-box>
            <text:p><text:span text:style-name="T29">w</text:span><text:span text:style-name="T30">unigram “located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9.582cm">
          <draw:text-box>
            <text:p><text:span text:style-name="T29">w</text:span><text:span text:style-name="T30">unigram “Maizuru”</text:span><text:span text:style-name="T31"> 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0.782cm">
          <draw:text-box>
            <text:p><text:span text:style-name="T29">w</text:span><text:span text:style-name="T30">unigram “,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1.882cm">
          <draw:text-box>
            <text:p><text:span text:style-name="T29">w</text:span><text:span text:style-name="T30">unigram “in”</text:span><text:span text:style-name="T31"> </text:span><text:span text:style-name="T31"><text:tab/></text:span><text:span text:style-name="T31"><text:tab/></text:span><text:span text:style-name="T32">= 0</text:span></text:p>
          </draw:text-box>
        </draw:frame>
        <draw:frame draw:style-name="gr25" draw:text-style-name="P14" draw:layer="layout" svg:width="6.784cm" svg:height="1.405cm" svg:x="11.742cm" svg:y="12.982cm">
          <draw:text-box>
            <text:p><text:span text:style-name="T29">w</text:span><text:span text:style-name="T30">unigram “Kyoto”</text:span><text:span text:style-name="T31"> </text:span><text:span text:style-name="T31"><text:tab/></text:span><text:span text:style-name="T32">= 0</text:span></text:p>
          </draw:text-box>
        </draw:frame>
        <draw:frame draw:style-name="gr24" draw:text-style-name="P11" draw:layer="layout" svg:width="8.054cm" svg:height="1.481cm" svg:x="2.006cm" svg:y="14.205cm">
          <draw:text-box>
            <text:p><text:span text:style-name="T22">φ</text:span><text:span text:style-name="T23">unigram “priest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3cm" svg:y="14.182cm">
          <draw:text-box>
            <text:p><text:span text:style-name="T29">w</text:span><text:span text:style-name="T30">unigram “priest”</text:span><text:span text:style-name="T31"> </text:span><text:span text:style-name="T31"><text:tab/></text:span><text:span text:style-name="T32">= 2</text:span></text:p>
          </draw:text-box>
        </draw:frame>
        <draw:frame draw:style-name="gr24" draw:text-style-name="P11" draw:layer="layout" svg:width="8.054cm" svg:height="1.481cm" svg:x="2.007cm" svg:y="15.405cm">
          <draw:text-box>
            <text:p><text:span text:style-name="T22">φ</text:span><text:span text:style-name="T23">unigram “black”</text:span><text:span text:style-name="T24">(</text:span><text:span text:style-name="T25">x</text:span><text:span text:style-name="T24">) </text:span><text:span text:style-name="T24"><text:tab/></text:span><text:span text:style-name="T24">= 0</text:span></text:p>
          </draw:text-box>
        </draw:frame>
        <draw:frame draw:style-name="gr25" draw:text-style-name="P14" draw:layer="layout" svg:width="6.784cm" svg:height="1.405cm" svg:x="11.744cm" svg:y="15.382cm">
          <draw:text-box>
            <text:p><text:span text:style-name="T29">w</text:span><text:span text:style-name="T30">unigram “black”</text:span><text:span text:style-name="T31"> </text:span><text:span text:style-name="T31"><text:tab/></text:span><text:span text:style-name="T32">= 0</text:span></text:p>
          </draw:text-box>
        </draw:frame>
        <draw:frame draw:style-name="gr27" draw:text-style-name="P15" draw:layer="layout" svg:width="1.052cm" svg:height="1.83cm" svg:x="10.36cm" svg:y="10.56cm">
          <draw:text-box>
            <text:p><text:span text:style-name="T33">*</text:span></text:p>
          </draw:text-box>
        </draw:frame>
        <draw:frame draw:style-name="gr28" draw:text-style-name="P15" draw:layer="layout" svg:width="1.323cm" svg:height="1.83cm" svg:x="19.16cm" svg:y="10.36cm">
          <draw:text-box>
            <text:p><text:span text:style-name="T33">=</text:span></text:p>
          </draw:text-box>
        </draw:frame>
        <draw:frame draw:style-name="gr29" draw:text-style-name="P14" draw:layer="layout" svg:width="0.972cm" svg:height="1.204cm" svg:x="20.942cm" svg:y="5.781cm">
          <draw:text-box>
            <text:p><text:span text:style-name="T32">0</text:span></text:p>
          </draw:text-box>
        </draw:frame>
        <draw:frame draw:style-name="gr30" draw:text-style-name="P14" draw:layer="layout" svg:width="1.256cm" svg:height="1.204cm" svg:x="20.942cm" svg:y="6.982cm">
          <draw:text-box>
            <text:p><text:span text:style-name="T32">-3</text:span></text:p>
          </draw:text-box>
        </draw:frame>
        <draw:frame draw:style-name="gr31" draw:text-style-name="P15" draw:layer="layout" svg:width="1.912cm" svg:height="1.83cm" svg:x="10.153cm" svg:y="16.589cm">
          <draw:text-box>
            <text:p><text:span text:style-name="T33">…</text:span></text:p>
          </draw:text-box>
        </draw:frame>
        <draw:frame draw:style-name="gr29" draw:text-style-name="P14" draw:layer="layout" svg:width="0.972cm" svg:height="1.204cm" svg:x="20.942cm" svg:y="8.3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9.5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0.6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1.782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2.9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4.183cm">
          <draw:text-box>
            <text:p><text:span text:style-name="T32">0</text:span></text:p>
          </draw:text-box>
        </draw:frame>
        <draw:frame draw:style-name="gr29" draw:text-style-name="P14" draw:layer="layout" svg:width="0.972cm" svg:height="1.204cm" svg:x="20.942cm" svg:y="15.383cm">
          <draw:text-box>
            <text:p><text:span text:style-name="T32">0</text:span></text:p>
          </draw:text-box>
        </draw:frame>
        <draw:frame draw:style-name="gr31" draw:text-style-name="P15" draw:layer="layout" svg:width="1.912cm" svg:height="1.83cm" svg:x="20.453cm" svg:y="16.589cm">
          <draw:text-box>
            <text:p><text:span text:style-name="T33">…</text:span></text:p>
          </draw:text-box>
        </draw:frame>
        <draw:frame draw:style-name="gr32" draw:text-style-name="P14" draw:layer="layout" svg:width="0.997cm" svg:height="1.204cm" svg:x="21.942cm" svg:y="6.2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7.6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8.7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0.1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1.3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2.4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2cm" svg:y="13.582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3cm" svg:y="14.783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944cm" svg:y="15.884cm">
          <draw:text-box>
            <text:p><text:span text:style-name="T32">+</text:span></text:p>
          </draw:text-box>
        </draw:frame>
        <draw:frame draw:style-name="gr32" draw:text-style-name="P14" draw:layer="layout" svg:width="0.997cm" svg:height="1.204cm" svg:x="21.145cm" svg:y="18.085cm">
          <draw:text-box>
            <text:p><text:span text:style-name="T32">=</text:span></text:p>
          </draw:text-box>
        </draw:frame>
        <draw:frame draw:style-name="gr33" draw:text-style-name="P16" draw:layer="layout" svg:width="4.177cm" svg:height="1.28cm" svg:x="21.146cm" svg:y="19.186cm">
          <draw:text-box>
            <text:p><text:span text:style-name="T34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パーセプトロン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重み付き和を計算する「機械」として考える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81cm" svg:x="2.87cm" svg:y="6.9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87cm" svg:y="8.1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cm" svg:y="11.8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2.87cm" svg:y="9.3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3.001cm" svg:y="12.9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2.999cm" svg:y="10.6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2.97cm" svg:y="14.0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2.971cm" svg:y="15.2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2.972cm" svg:y="16.4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5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5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5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5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5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8cm" svg:x="22.485cm" svg:y="11.284cm">
          <draw:text-box>
            <text:p><text:span text:style-name="T36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問題：線形分類のみ</text:p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線形分離不可能な問題に対して高い精度は実現不可</text:p>
              </text:list-item>
            </text:list>
          </draw:text-box>
        </draw:frame>
        <draw:frame draw:style-name="gr40" draw:text-style-name="P18" draw:layer="layout" svg:width="1.116cm" svg:height="1.28cm" svg:x="10.617cm" svg:y="11.026cm">
          <draw:text-box>
            <text:p><text:span text:style-name="T37">X</text:span></text:p>
          </draw:text-box>
        </draw:frame>
        <draw:frame draw:style-name="gr41" draw:text-style-name="P19" draw:layer="layout" svg:width="1.217cm" svg:height="1.28cm" svg:x="10.618cm" svg:y="15.026cm">
          <draw:text-box>
            <text:p><text:span text:style-name="T38">O</text:span></text:p>
          </draw:text-box>
        </draw:frame>
        <draw:frame draw:style-name="gr41" draw:text-style-name="P19" draw:layer="layout" svg:width="1.217cm" svg:height="1.28cm" svg:x="14.618cm" svg:y="11.026cm">
          <draw:text-box>
            <text:p><text:span text:style-name="T38">O</text:span></text:p>
          </draw:text-box>
        </draw:frame>
        <draw:frame draw:style-name="gr42" draw:text-style-name="P18" draw:layer="layout" svg:width="1.116cm" svg:height="1.426cm" svg:x="14.618cm" svg:y="15.026cm">
          <draw:text-box>
            <text:p><text:span text:style-name="T37">X</text:span></text:p>
          </draw:text-box>
        </draw:frame>
        <draw:line draw:style-name="gr43" draw:text-style-name="P6" draw:layer="layout" svg:x1="13.135cm" svg:y1="8.256cm" svg:x2="13.135cm" svg:y2="20.321cm">
          <text:p/>
        </draw:line>
        <draw:line draw:style-name="gr43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複数のパーセプトロンをつなげる</text:p>
              </text:list-item>
            </text:list>
          </draw:text-box>
        </draw:frame>
        <draw:frame draw:style-name="gr35" draw:text-style-name="P11" draw:layer="layout" svg:width="4.244cm" svg:height="1.481cm" svg:x="4.971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1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1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1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2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1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3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34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34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39" draw:text-style-name="P16" draw:layer="layout" svg:width="1.319cm" svg:height="1.28cm" svg:x="20.955cm" svg:y="11.63cm">
          <draw:text-box>
            <text:p><text:span text:style-name="T36">-1</text:span></text:p>
          </draw:text-box>
        </draw:frame>
        <draw:frame presentation:style-name="pr10" draw:layer="layout" svg:width="25.199cm" svg:height="1.064cm" svg:x="1.472cm" svg:y="18.88cm" presentation:class="outline" presentation:user-transformed="true">
          <draw:text-box>
            <text:list text:style-name="L2">
              <text:list-item>
                <text:p>モチベーション：線形でない関数も表現可能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3" draw:layer="layout" svg:width="25.199cm" svg:height="1.106cm" svg:x="1.471cm" svg:y="5.08cm" presentation:class="outline" presentation:user-transformed="true">
          <draw:text-box>
            <text:list text:style-name="L2">
              <text:list-item>
                <text:p>2つの分類器を作成</text:p>
              </text:list-item>
            </text:list>
          </draw:text-box>
        </draw:frame>
        <draw:frame draw:style-name="gr40" draw:text-style-name="P18" draw:layer="layout" svg:width="1.116cm" svg:height="1.28cm" svg:x="2.217cm" svg:y="8.726cm">
          <draw:text-box>
            <text:p><text:span text:style-name="T37">X</text:span></text:p>
          </draw:text-box>
        </draw:frame>
        <draw:frame draw:style-name="gr41" draw:text-style-name="P19" draw:layer="layout" svg:width="1.217cm" svg:height="1.28cm" svg:x="2.218cm" svg:y="12.726cm">
          <draw:text-box>
            <text:p><text:span text:style-name="T38">O</text:span></text:p>
          </draw:text-box>
        </draw:frame>
        <draw:frame draw:style-name="gr41" draw:text-style-name="P19" draw:layer="layout" svg:width="1.217cm" svg:height="1.28cm" svg:x="6.218cm" svg:y="8.726cm">
          <draw:text-box>
            <text:p><text:span text:style-name="T38">O</text:span></text:p>
          </draw:text-box>
        </draw:frame>
        <draw:frame draw:style-name="gr42" draw:text-style-name="P18" draw:layer="layout" svg:width="1.116cm" svg:height="1.426cm" svg:x="6.218cm" svg:y="12.726cm">
          <draw:text-box>
            <text:p><text:span text:style-name="T37">X</text:span></text:p>
          </draw:text-box>
        </draw:frame>
        <draw:line draw:style-name="gr43" draw:text-style-name="P6" draw:layer="layout" svg:x1="4.835cm" svg:y1="9.156cm" svg:x2="4.835cm" svg:y2="13.6cm">
          <text:p/>
        </draw:line>
        <draw:line draw:style-name="gr43" draw:text-style-name="P6" draw:layer="layout" svg:x1="2.385cm" svg:y1="11.371cm" svg:x2="7.375cm" svg:y2="11.371cm">
          <text:p/>
        </draw:line>
        <draw:frame draw:style-name="gr44" draw:text-style-name="P8" draw:layer="layout" svg:width="4.858cm" svg:height="1.374cm" svg:x="5.936cm" svg:y="6.99cm">
          <draw:text-box>
            <text:p><text:span text:style-name="T39">φ</text:span><text:span text:style-name="T11">(</text:span><text:span text:style-name="T40">x</text:span><text:span text:style-name="T41">2</text:span><text:span text:style-name="T11">) = {1, 1}</text:span></text:p>
          </draw:text-box>
        </draw:frame>
        <draw:frame draw:style-name="gr45" draw:text-style-name="P8" draw:layer="layout" svg:width="5.116cm" svg:height="1.374cm" svg:x="0.736cm" svg:y="6.99cm">
          <draw:text-box>
            <text:p><text:span text:style-name="T39">φ</text:span><text:span text:style-name="T11">(</text:span><text:span text:style-name="T40">x</text:span><text:span text:style-name="T41">1</text:span><text:span text:style-name="T11">) = {-1, 1}</text:span></text:p>
          </draw:text-box>
        </draw:frame>
        <draw:frame draw:style-name="gr45" draw:text-style-name="P8" draw:layer="layout" svg:width="5.116cm" svg:height="1.374cm" svg:x="5.936cm" svg:y="14.29cm">
          <draw:text-box>
            <text:p><text:span text:style-name="T39">φ</text:span><text:span text:style-name="T11">(</text:span><text:span text:style-name="T40">x</text:span><text:span text:style-name="T41">4</text:span><text:span text:style-name="T11">) = {1, -1}</text:span></text:p>
          </draw:text-box>
        </draw:frame>
        <draw:frame draw:style-name="gr46" draw:text-style-name="P8" draw:layer="layout" svg:width="5.374cm" svg:height="1.374cm" svg:x="0.736cm" svg:y="14.29cm">
          <draw:text-box>
            <text:p><text:span text:style-name="T39">φ</text:span><text:span text:style-name="T11">(</text:span><text:span text:style-name="T40">x</text:span><text:span text:style-name="T41">3</text:span><text:span text:style-name="T11">) = {-1, -1}</text:span></text:p>
          </draw:text-box>
        </draw:frame>
        <draw:custom-shape draw:style-name="gr47" draw:text-style-name="P20" xml:id="id1" draw:id="id1" draw:layer="layout" svg:width="1.27cm" svg:height="2.54cm" svg:x="17.714cm" svg:y="8.525cm">
          <text:p text:style-name="P6"><text:span text:style-name="T42">w1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xml:id="id14" draw:id="id14" draw:layer="layout" svg:width="1.27cm" svg:height="2.54cm" svg:x="17.714cm" svg:y="14.125cm">
          <text:p text:style-name="P6"><text:span text:style-name="T42">w2</text:span></text:p>
          <draw:enhanced-geometry svg:viewBox="0 0 21600 21600" draw:type="rectangle" draw:enhanced-path="M 0 0 L 21600 0 21600 21600 0 21600 0 0 Z N"/>
        </draw:custom-shape>
        <draw:frame draw:style-name="gr49" draw:text-style-name="P21" xml:id="id2" draw:id="id2" draw:layer="layout" svg:width="1.395cm" svg:height="1.583cm" svg:x="13.964cm" svg:y="6.85cm">
          <draw:text-box>
            <text:p><text:span text:style-name="T43">φ</text:span><text:span text:style-name="T44">1</text:span></text:p>
          </draw:text-box>
        </draw:frame>
        <draw:frame draw:style-name="gr49" draw:text-style-name="P22" xml:id="id3" draw:id="id3" draw:layer="layout" svg:width="1.395cm" svg:height="1.583cm" svg:x="13.964cm" svg:y="8.75cm">
          <draw:text-box>
            <text:p><text:span text:style-name="T45">φ</text:span><text:span text:style-name="T46">2</text:span></text:p>
          </draw:text-box>
        </draw:frame>
        <draw:frame draw:style-name="gr50" draw:text-style-name="P22" xml:id="id4" draw:id="id4" draw:layer="layout" svg:width="1.014cm" svg:height="1.28cm" svg:x="14.164cm" svg:y="10.75cm">
          <draw:text-box>
            <text:p><text:span text:style-name="T45">1</text:span></text:p>
          </draw:text-box>
        </draw:frame>
        <draw:frame draw:style-name="gr49" draw:text-style-name="P22" xml:id="id15" draw:id="id15" draw:layer="layout" svg:width="1.395cm" svg:height="1.583cm" svg:x="13.964cm" svg:y="12.851cm">
          <draw:text-box>
            <text:p><text:span text:style-name="T45">φ</text:span><text:span text:style-name="T46">1</text:span></text:p>
          </draw:text-box>
        </draw:frame>
        <draw:frame draw:style-name="gr49" draw:text-style-name="P22" xml:id="id16" draw:id="id16" draw:layer="layout" svg:width="1.395cm" svg:height="1.583cm" svg:x="13.964cm" svg:y="14.751cm">
          <draw:text-box>
            <text:p><text:span text:style-name="T45">φ</text:span><text:span text:style-name="T46">2</text:span></text:p>
          </draw:text-box>
        </draw:frame>
        <draw:frame draw:style-name="gr50" draw:text-style-name="P22" xml:id="id17" draw:id="id17" draw:layer="layout" svg:width="1.014cm" svg:height="1.28cm" svg:x="14.164cm" svg:y="16.751cm">
          <draw:text-box>
            <text:p><text:span text:style-name="T45">1</text:span></text:p>
          </draw:text-box>
        </draw:frame>
        <draw:polyline draw:style-name="gr5" draw:text-style-name="P6" xml:id="id5" draw:id="id5" draw:layer="layout" svg:width="2.539cm" svg:height="1.904cm" svg:x="15.24cm" svg:y="7.62cm" svg:viewBox="0 0 2540 1905" draw:points="0,0 2540,1905">
          <text:p/>
        </draw:polyline>
        <draw:polyline draw:style-name="gr5" draw:text-style-name="P6" xml:id="id6" draw:id="id6" draw:layer="layout" svg:width="2.538cm" svg:height="0cm" svg:x="15.24cm" svg:y="9.525cm" svg:viewBox="0 0 2539 0" draw:points="0,0 2539,0">
          <text:p/>
        </draw:polyline>
        <draw:polyline draw:style-name="gr5" draw:text-style-name="P6" xml:id="id7" draw:id="id7" draw:layer="layout" svg:width="2.538cm" svg:height="1.904cm" svg:x="15.24cm" svg:y="9.525cm" svg:viewBox="0 0 2539 1905" draw:points="0,1905 2539,0">
          <text:p/>
        </draw:polyline>
        <draw:polyline draw:style-name="gr5" draw:text-style-name="P6" xml:id="id18" draw:id="id18" draw:layer="layout" svg:width="2.539cm" svg:height="1.904cm" svg:x="15.239cm" svg:y="13.519cm" svg:viewBox="0 0 2540 1905" draw:points="0,0 2540,1905">
          <text:p/>
        </draw:polyline>
        <draw:polyline draw:style-name="gr5" draw:text-style-name="P6" xml:id="id19" draw:id="id19" draw:layer="layout" svg:width="2.538cm" svg:height="0cm" svg:x="15.239cm" svg:y="15.424cm" svg:viewBox="0 0 2539 0" draw:points="0,0 2539,0">
          <text:p/>
        </draw:polyline>
        <draw:polyline draw:style-name="gr5" draw:text-style-name="P6" xml:id="id20" draw:id="id20" draw:layer="layout" svg:width="2.538cm" svg:height="1.904cm" svg:x="15.239cm" svg:y="15.424cm" svg:viewBox="0 0 2539 1905" draw:points="0,1905 2539,0">
          <text:p/>
        </draw:polyline>
        <draw:frame draw:style-name="gr50" draw:text-style-name="P23" xml:id="id8" draw:id="id8" draw:layer="layout" svg:width="1.014cm" svg:height="1.28cm" svg:x="15.875cm" svg:y="7.05cm">
          <draw:text-box>
            <text:p><text:span text:style-name="T47">1</text:span></text:p>
          </draw:text-box>
        </draw:frame>
        <draw:frame draw:style-name="gr50" draw:text-style-name="P23" xml:id="id9" draw:id="id9" draw:layer="layout" svg:width="1.014cm" svg:height="1.28cm" svg:x="15.875cm" svg:y="8.45cm">
          <draw:text-box>
            <text:p><text:span text:style-name="T47">1</text:span></text:p>
          </draw:text-box>
        </draw:frame>
        <draw:frame draw:style-name="gr39" draw:text-style-name="P23" xml:id="id10" draw:id="id10" draw:layer="layout" svg:width="1.319cm" svg:height="1.28cm" svg:x="15.875cm" svg:y="10.65cm">
          <draw:text-box>
            <text:p><text:span text:style-name="T47">-1</text:span></text:p>
          </draw:text-box>
        </draw:frame>
        <draw:frame draw:style-name="gr39" draw:text-style-name="P23" xml:id="id21" draw:id="id21" draw:layer="layout" svg:width="1.319cm" svg:height="1.28cm" svg:x="15.575cm" svg:y="12.95cm">
          <draw:text-box>
            <text:p><text:span text:style-name="T47">-1</text:span></text:p>
          </draw:text-box>
        </draw:frame>
        <draw:frame draw:style-name="gr39" draw:text-style-name="P23" xml:id="id22" draw:id="id22" draw:layer="layout" svg:width="1.319cm" svg:height="1.28cm" svg:x="15.575cm" svg:y="14.35cm">
          <draw:text-box>
            <text:p><text:span text:style-name="T47">-1</text:span></text:p>
          </draw:text-box>
        </draw:frame>
        <draw:frame draw:style-name="gr39" draw:text-style-name="P23" xml:id="id23" draw:id="id23" draw:layer="layout" svg:width="1.319cm" svg:height="1.28cm" svg:x="15.576cm" svg:y="16.45cm">
          <draw:text-box>
            <text:p><text:span text:style-name="T47">-1</text:span></text:p>
          </draw:text-box>
        </draw:frame>
        <draw:g xml:id="id11" draw:id="id11">
          <draw:line draw:style-name="gr51" draw:text-style-name="P6" draw:layer="layout" svg:x1="4.31cm" svg:y1="9.06cm" svg:x2="7.485cm" svg:y2="12.235cm">
            <text:p/>
          </draw:line>
          <draw:line draw:style-name="gr52" draw:text-style-name="P6" draw:layer="layout" svg:x1="5.78cm" svg:y1="10.53cm" svg:x2="6.415cm" svg:y2="9.895cm">
            <text:p/>
          </draw:line>
        </draw:g>
        <draw:polyline draw:style-name="gr5" draw:text-style-name="P6" xml:id="id12" draw:id="id12" draw:layer="layout" svg:width="1.904cm" svg:height="0cm" svg:x="18.95cm" svg:y="9.625cm" svg:viewBox="0 0 1905 0" draw:points="0,0 1905,0">
          <text:p/>
        </draw:polyline>
        <draw:polyline draw:style-name="gr5" draw:text-style-name="P6" xml:id="id24" draw:id="id24" draw:layer="layout" svg:width="1.904cm" svg:height="0cm" svg:x="18.95cm" svg:y="15.475cm" svg:viewBox="0 0 1905 0" draw:points="0,0 1905,0">
          <text:p/>
        </draw:polyline>
        <draw:g xml:id="id25" draw:id="id25">
          <draw:line draw:style-name="gr53" draw:text-style-name="P6" draw:layer="layout" svg:x1="5.684cm" svg:y1="13.634cm" svg:x2="2.509cm" svg:y2="10.459cm">
            <text:p/>
          </draw:line>
          <draw:line draw:style-name="gr54" draw:text-style-name="P6" draw:layer="layout" svg:x1="4.214cm" svg:y1="12.164cm" svg:x2="3.579cm" svg:y2="12.799cm">
            <text:p/>
          </draw:line>
        </draw:g>
        <draw:frame draw:style-name="gr55" draw:text-style-name="P24" draw:layer="layout" svg:width="1.116cm" svg:height="1.171cm" svg:x="7.601cm" svg:y="10.765cm">
          <draw:text-box>
            <text:p><text:span text:style-name="T48">φ</text:span><text:span text:style-name="T49">1</text:span></text:p>
          </draw:text-box>
        </draw:frame>
        <draw:frame draw:style-name="gr55" draw:text-style-name="P24" draw:layer="layout" svg:width="1.116cm" svg:height="1.171cm" svg:x="4.601cm" svg:y="8.366cm">
          <draw:text-box>
            <text:p><text:span text:style-name="T48">φ</text:span><text:span text:style-name="T49">2</text:span></text:p>
          </draw:text-box>
        </draw:frame>
        <draw:frame draw:style-name="gr56" draw:text-style-name="P16" xml:id="id13" draw:id="id13" draw:layer="layout" svg:width="1.259cm" svg:height="1.583cm" svg:x="20.965cm" svg:y="8.851cm">
          <draw:text-box>
            <text:p><text:span text:style-name="T36">y</text:span><text:span text:style-name="T50">1</text:span></text:p>
          </draw:text-box>
        </draw:frame>
        <draw:frame draw:style-name="gr56" draw:text-style-name="P16" xml:id="id26" draw:id="id26" draw:layer="layout" svg:width="1.259cm" svg:height="1.583cm" svg:x="20.966cm" svg:y="14.752cm">
          <draw:text-box>
            <text:p><text:span text:style-name="T36">y</text:span><text:span text:style-name="T50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分類器は新しい素性空間へマッピング</text:p>
              </text:list-item>
            </text:list>
          </draw:text-box>
        </draw:frame>
        <draw:frame draw:style-name="gr40" draw:text-style-name="P18" draw:layer="layout" svg:width="1.116cm" svg:height="1.28cm" svg:x="2.217cm" svg:y="8.726cm">
          <draw:text-box>
            <text:p><text:span text:style-name="T37">X</text:span></text:p>
          </draw:text-box>
        </draw:frame>
        <draw:frame draw:style-name="gr41" draw:text-style-name="P19" draw:layer="layout" svg:width="1.217cm" svg:height="1.28cm" svg:x="2.218cm" svg:y="12.726cm">
          <draw:text-box>
            <text:p><text:span text:style-name="T38">O</text:span></text:p>
          </draw:text-box>
        </draw:frame>
        <draw:frame draw:style-name="gr41" draw:text-style-name="P19" draw:layer="layout" svg:width="1.217cm" svg:height="1.28cm" svg:x="6.218cm" svg:y="8.726cm">
          <draw:text-box>
            <text:p><text:span text:style-name="T38">O</text:span></text:p>
          </draw:text-box>
        </draw:frame>
        <draw:frame draw:style-name="gr42" draw:text-style-name="P18" draw:layer="layout" svg:width="1.116cm" svg:height="1.426cm" svg:x="6.218cm" svg:y="12.726cm">
          <draw:text-box>
            <text:p><text:span text:style-name="T37">X</text:span></text:p>
          </draw:text-box>
        </draw:frame>
        <draw:line draw:style-name="gr43" draw:text-style-name="P6" draw:layer="layout" svg:x1="4.835cm" svg:y1="9.156cm" svg:x2="4.835cm" svg:y2="13.6cm">
          <text:p/>
        </draw:line>
        <draw:line draw:style-name="gr43" draw:text-style-name="P6" draw:layer="layout" svg:x1="2.385cm" svg:y1="11.371cm" svg:x2="7.375cm" svg:y2="11.371cm">
          <text:p/>
        </draw:line>
        <draw:frame draw:style-name="gr44" draw:text-style-name="P8" draw:layer="layout" svg:width="4.858cm" svg:height="1.374cm" svg:x="5.936cm" svg:y="6.99cm">
          <draw:text-box>
            <text:p><text:span text:style-name="T39">φ</text:span><text:span text:style-name="T11">(</text:span><text:span text:style-name="T40">x</text:span><text:span text:style-name="T41">2</text:span><text:span text:style-name="T11">) = {1, 1}</text:span></text:p>
          </draw:text-box>
        </draw:frame>
        <draw:frame draw:style-name="gr45" draw:text-style-name="P8" draw:layer="layout" svg:width="5.116cm" svg:height="1.374cm" svg:x="0.736cm" svg:y="6.99cm">
          <draw:text-box>
            <text:p><text:span text:style-name="T39">φ</text:span><text:span text:style-name="T11">(</text:span><text:span text:style-name="T40">x</text:span><text:span text:style-name="T41">1</text:span><text:span text:style-name="T11">) = {-1, 1}</text:span></text:p>
          </draw:text-box>
        </draw:frame>
        <draw:frame draw:style-name="gr45" draw:text-style-name="P8" draw:layer="layout" svg:width="5.116cm" svg:height="1.374cm" svg:x="5.936cm" svg:y="14.29cm">
          <draw:text-box>
            <text:p><text:span text:style-name="T39">φ</text:span><text:span text:style-name="T11">(</text:span><text:span text:style-name="T40">x</text:span><text:span text:style-name="T41">4</text:span><text:span text:style-name="T11">) = {1, -1}</text:span></text:p>
          </draw:text-box>
        </draw:frame>
        <draw:frame draw:style-name="gr46" draw:text-style-name="P8" draw:layer="layout" svg:width="5.374cm" svg:height="1.374cm" svg:x="0.736cm" svg:y="14.29cm">
          <draw:text-box>
            <text:p><text:span text:style-name="T39">φ</text:span><text:span text:style-name="T11">(</text:span><text:span text:style-name="T40">x</text:span><text:span text:style-name="T41">3</text:span><text:span text:style-name="T11">) = {-1, -1}</text:span></text:p>
          </draw:text-box>
        </draw:frame>
        <draw:custom-shape draw:style-name="gr47" draw:text-style-name="P20" draw:layer="layout" svg:width="1.27cm" svg:height="2.54cm" svg:x="12.314cm" svg:y="15.125cm">
          <text:p text:style-name="P6"><text:span text:style-name="T42">1</text:span></text:p>
          <text:p text:style-name="P6"><text:span text:style-name="T42">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27cm" svg:height="2.54cm" svg:x="12.314cm" svg:y="18.125cm">
          <text:p text:style-name="P6"><text:span text:style-name="T42">-1</text:span></text:p>
          <text:p text:style-name="P6"><text:span text:style-name="T42">-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g>
          <draw:line draw:style-name="gr51" draw:text-style-name="P6" draw:layer="layout" svg:x1="4.31cm" svg:y1="9.06cm" svg:x2="7.485cm" svg:y2="12.235cm">
            <text:p/>
          </draw:line>
          <draw:line draw:style-name="gr52" draw:text-style-name="P6" draw:layer="layout" svg:x1="5.78cm" svg:y1="10.53cm" svg:x2="6.415cm" svg:y2="9.895cm">
            <text:p/>
          </draw:line>
        </draw:g>
        <draw:line draw:style-name="gr5" draw:text-style-name="P6" draw:layer="layout" svg:x1="13.65cm" svg:y1="19.475cm" svg:x2="14.285cm" svg:y2="19.475cm">
          <text:p/>
        </draw:line>
        <draw:g>
          <draw:line draw:style-name="gr53" draw:text-style-name="P6" draw:layer="layout" svg:x1="5.684cm" svg:y1="13.634cm" svg:x2="2.509cm" svg:y2="10.459cm">
            <text:p/>
          </draw:line>
          <draw:line draw:style-name="gr54" draw:text-style-name="P6" draw:layer="layout" svg:x1="4.214cm" svg:y1="12.164cm" svg:x2="3.579cm" svg:y2="12.799cm">
            <text:p/>
          </draw:line>
        </draw:g>
        <draw:frame draw:style-name="gr55" draw:text-style-name="P24" draw:layer="layout" svg:width="1.116cm" svg:height="1.171cm" svg:x="7.601cm" svg:y="10.765cm">
          <draw:text-box>
            <text:p><text:span text:style-name="T48">φ</text:span><text:span text:style-name="T49">1</text:span></text:p>
          </draw:text-box>
        </draw:frame>
        <draw:frame draw:style-name="gr55" draw:text-style-name="P24" draw:layer="layout" svg:width="1.116cm" svg:height="1.171cm" svg:x="4.601cm" svg:y="8.366cm">
          <draw:text-box>
            <text:p><text:span text:style-name="T48">φ</text:span><text:span text:style-name="T49">2</text:span></text:p>
          </draw:text-box>
        </draw:frame>
        <draw:frame draw:style-name="gr56" draw:text-style-name="P16" draw:layer="layout" svg:width="1.259cm" svg:height="1.583cm" svg:x="14.266cm" svg:y="18.752cm">
          <draw:text-box>
            <text:p><text:span text:style-name="T36">y</text:span><text:span text:style-name="T50">2</text:span></text:p>
          </draw:text-box>
        </draw:frame>
        <draw:line draw:style-name="gr5" draw:text-style-name="P6" draw:layer="layout" svg:x1="13.65cm" svg:y1="16.476cm" svg:x2="14.285cm" svg:y2="16.476cm">
          <text:p/>
        </draw:line>
        <draw:frame draw:style-name="gr56" draw:text-style-name="P16" draw:layer="layout" svg:width="1.259cm" svg:height="1.583cm" svg:x="14.266cm" svg:y="15.753cm">
          <draw:text-box>
            <text:p><text:span text:style-name="T36">y</text:span><text:span text:style-name="T50">1</text:span></text:p>
          </draw:text-box>
        </draw:frame>
        <draw:line draw:style-name="gr43" draw:text-style-name="P6" draw:layer="layout" svg:x1="20.834cm" svg:y1="9.156cm" svg:x2="20.834cm" svg:y2="13.6cm">
          <text:p/>
        </draw:line>
        <draw:line draw:style-name="gr43" draw:text-style-name="P6" draw:layer="layout" svg:x1="18.384cm" svg:y1="11.371cm" svg:x2="23.374cm" svg:y2="11.371cm">
          <text:p/>
        </draw:line>
        <draw:frame draw:style-name="gr57" draw:text-style-name="P25" draw:layer="layout" svg:width="1.023cm" svg:height="1.171cm" svg:x="23.6cm" svg:y="10.765cm">
          <draw:text-box>
            <text:p><text:span text:style-name="T51">y</text:span><text:span text:style-name="T52">1</text:span></text:p>
          </draw:text-box>
        </draw:frame>
        <draw:frame draw:style-name="gr57" draw:text-style-name="P25" draw:layer="layout" svg:width="1.023cm" svg:height="1.171cm" svg:x="20.6cm" svg:y="7.966cm">
          <draw:text-box>
            <text:p><text:span text:style-name="T53">y</text:span><text:span text:style-name="T52">2</text:span></text:p>
          </draw:text-box>
        </draw:frame>
        <draw:frame draw:style-name="gr58" draw:text-style-name="P8" xml:id="id27" draw:id="id27" draw:layer="layout" svg:width="5.259cm" svg:height="1.374cm" svg:x="15.036cm" svg:y="13.79cm">
          <draw:text-box>
            <text:p><text:span text:style-name="T54">y</text:span><text:span text:style-name="T11">(</text:span><text:span text:style-name="T40">x</text:span><text:span text:style-name="T41">1</text:span><text:span text:style-name="T11">) = {-1, -1}</text:span></text:p>
          </draw:text-box>
        </draw:frame>
        <draw:frame draw:style-name="gr40" draw:text-style-name="P18" xml:id="id28" draw:id="id28" draw:layer="layout" svg:width="1.116cm" svg:height="1.28cm" svg:x="18.217cm" svg:y="12.626cm">
          <draw:text-box>
            <text:p><text:span text:style-name="T37">X</text:span></text:p>
          </draw:text-box>
        </draw:frame>
        <draw:path draw:style-name="gr59" draw:text-style-name="P6" xml:id="id29" draw:id="id29" draw:layer="layout" svg:width="15.092cm" svg:height="2.157cm" draw:transform="rotate (-0.245044226980005) translate (3.175cm 9.525cm)" svg:viewBox="0 0 15093 2158" svg:d="M0 0c0 0 4370 2087 7085 2156s8008-2003 8008-2003">
          <text:p/>
        </draw:path>
        <draw:polyline draw:style-name="gr59" draw:text-style-name="P6" xml:id="id30" draw:id="id30" draw:layer="layout" svg:width="15.484cm" svg:height="4.11cm" svg:x="7.375cm" svg:y="9.224cm" svg:viewBox="0 0 15485 4111" draw:points="0,0 15485,4111">
          <text:p/>
        </draw:polyline>
        <draw:frame draw:style-name="gr41" draw:text-style-name="P19" xml:id="id31" draw:id="id31" draw:layer="layout" svg:width="1.217cm" svg:height="1.28cm" svg:x="22.719cm" svg:y="12.726cm">
          <draw:text-box>
            <text:p><text:span text:style-name="T38">O</text:span></text:p>
          </draw:text-box>
        </draw:frame>
        <draw:frame draw:style-name="gr60" draw:text-style-name="P8" xml:id="id32" draw:id="id32" draw:layer="layout" svg:width="5.001cm" svg:height="1.374cm" svg:x="21.337cm" svg:y="13.79cm">
          <draw:text-box>
            <text:p><text:span text:style-name="T54">y</text:span><text:span text:style-name="T11">(</text:span><text:span text:style-name="T40">x</text:span><text:span text:style-name="T41">2</text:span><text:span text:style-name="T11">) = {1, -1}</text:span></text:p>
          </draw:text-box>
        </draw:frame>
        <draw:frame draw:style-name="gr41" draw:text-style-name="P19" xml:id="id33" draw:id="id33" draw:layer="layout" svg:width="1.217cm" svg:height="1.28cm" svg:x="18.217cm" svg:y="8.626cm">
          <draw:text-box>
            <text:p><text:span text:style-name="T38">O</text:span></text:p>
          </draw:text-box>
        </draw:frame>
        <draw:frame draw:style-name="gr60" draw:text-style-name="P8" xml:id="id34" draw:id="id34" draw:layer="layout" svg:width="5.001cm" svg:height="1.374cm" svg:x="15.037cm" svg:y="6.89cm">
          <draw:text-box>
            <text:p><text:span text:style-name="T54">y</text:span><text:span text:style-name="T11">(</text:span><text:span text:style-name="T40">x</text:span><text:span text:style-name="T41">3</text:span><text:span text:style-name="T11">) = {-1, 1}</text:span></text:p>
          </draw:text-box>
        </draw:frame>
        <draw:polyline draw:style-name="gr59" draw:text-style-name="P6" xml:id="id35" draw:id="id35" draw:layer="layout" svg:width="14.604cm" svg:height="3.809cm" svg:x="3.81cm" svg:y="9.525cm" svg:viewBox="0 0 14605 3810" draw:points="0,3810 14605,0">
          <text:p/>
        </draw:polyline>
        <draw:path draw:style-name="gr59" draw:text-style-name="P6" xml:id="id36" draw:id="id36" draw:layer="layout" svg:width="10.477cm" svg:height="2.619cm" draw:transform="rotate (-0.245044226980005) translate (7.61464901162323cm 10.7919541067446cm)" svg:viewBox="0 0 10478 2620" svg:d="M6 2620c0 0-251-686 2464-617s8008-2003 8008-2003">
          <text:p/>
        </draw:path>
        <draw:frame draw:style-name="gr58" draw:text-style-name="P8" xml:id="id37" draw:id="id37" draw:layer="layout" svg:width="5.259cm" svg:height="1.374cm" svg:x="15.037cm" svg:y="14.89cm">
          <draw:text-box>
            <text:p><text:span text:style-name="T54">y</text:span><text:span text:style-name="T11">(</text:span><text:span text:style-name="T40">x</text:span><text:span text:style-name="T41">4</text:span><text:span text:style-name="T11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064cm" svg:x="1.471cm" svg:y="4.38cm" presentation:class="outline" presentation:user-transformed="true">
          <draw:text-box>
            <text:list text:style-name="L2">
              <text:list-item>
                <text:p>新しい空間で、事例が分類可能に！</text:p>
              </text:list-item>
            </text:list>
          </draw:text-box>
        </draw:frame>
        <draw:frame draw:style-name="gr40" draw:text-style-name="P18" draw:layer="layout" svg:width="1.116cm" svg:height="1.28cm" svg:x="2.217cm" svg:y="6.826cm">
          <draw:text-box>
            <text:p><text:span text:style-name="T37">X</text:span></text:p>
          </draw:text-box>
        </draw:frame>
        <draw:frame draw:style-name="gr41" draw:text-style-name="P19" draw:layer="layout" svg:width="1.217cm" svg:height="1.28cm" svg:x="2.218cm" svg:y="10.826cm">
          <draw:text-box>
            <text:p><text:span text:style-name="T38">O</text:span></text:p>
          </draw:text-box>
        </draw:frame>
        <draw:frame draw:style-name="gr41" draw:text-style-name="P19" draw:layer="layout" svg:width="1.217cm" svg:height="1.28cm" svg:x="6.218cm" svg:y="6.826cm">
          <draw:text-box>
            <text:p><text:span text:style-name="T38">O</text:span></text:p>
          </draw:text-box>
        </draw:frame>
        <draw:frame draw:style-name="gr42" draw:text-style-name="P18" draw:layer="layout" svg:width="1.116cm" svg:height="1.426cm" svg:x="6.218cm" svg:y="10.826cm">
          <draw:text-box>
            <text:p><text:span text:style-name="T37">X</text:span></text:p>
          </draw:text-box>
        </draw:frame>
        <draw:line draw:style-name="gr43" draw:text-style-name="P6" draw:layer="layout" svg:x1="4.835cm" svg:y1="7.256cm" svg:x2="4.835cm" svg:y2="11.7cm">
          <text:p/>
        </draw:line>
        <draw:line draw:style-name="gr43" draw:text-style-name="P6" draw:layer="layout" svg:x1="2.385cm" svg:y1="9.471cm" svg:x2="7.375cm" svg:y2="9.471cm">
          <text:p/>
        </draw:line>
        <draw:frame draw:style-name="gr44" draw:text-style-name="P8" draw:layer="layout" svg:width="4.858cm" svg:height="1.374cm" svg:x="5.936cm" svg:y="5.49cm">
          <draw:text-box>
            <text:p><text:span text:style-name="T39">φ</text:span><text:span text:style-name="T11">(</text:span><text:span text:style-name="T40">x</text:span><text:span text:style-name="T41">2</text:span><text:span text:style-name="T11">) = {1, 1}</text:span></text:p>
          </draw:text-box>
        </draw:frame>
        <draw:frame draw:style-name="gr45" draw:text-style-name="P8" draw:layer="layout" svg:width="5.116cm" svg:height="1.374cm" svg:x="0.736cm" svg:y="5.49cm">
          <draw:text-box>
            <text:p><text:span text:style-name="T39">φ</text:span><text:span text:style-name="T11">(</text:span><text:span text:style-name="T40">x</text:span><text:span text:style-name="T41">1</text:span><text:span text:style-name="T11">) = {-1, 1}</text:span></text:p>
          </draw:text-box>
        </draw:frame>
        <draw:frame draw:style-name="gr45" draw:text-style-name="P8" draw:layer="layout" svg:width="5.116cm" svg:height="1.374cm" svg:x="5.936cm" svg:y="11.79cm">
          <draw:text-box>
            <text:p><text:span text:style-name="T39">φ</text:span><text:span text:style-name="T11">(</text:span><text:span text:style-name="T40">x</text:span><text:span text:style-name="T41">4</text:span><text:span text:style-name="T11">) = {1, -1}</text:span></text:p>
          </draw:text-box>
        </draw:frame>
        <draw:frame draw:style-name="gr46" draw:text-style-name="P8" draw:layer="layout" svg:width="5.374cm" svg:height="1.374cm" svg:x="0.736cm" svg:y="11.79cm">
          <draw:text-box>
            <text:p><text:span text:style-name="T39">φ</text:span><text:span text:style-name="T11">(</text:span><text:span text:style-name="T40">x</text:span><text:span text:style-name="T41">3</text:span><text:span text:style-name="T11">) = {-1, -1}</text:span></text:p>
          </draw:text-box>
        </draw:frame>
        <draw:custom-shape draw:style-name="gr47" draw:text-style-name="P20" draw:layer="layout" svg:width="1.27cm" svg:height="2.54cm" svg:x="2.914cm" svg:y="14.125cm">
          <text:p text:style-name="P6"><text:span text:style-name="T42">1</text:span></text:p>
          <text:p text:style-name="P6"><text:span text:style-name="T42">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27cm" svg:height="2.54cm" svg:x="2.914cm" svg:y="17.125cm">
          <text:p text:style-name="P6"><text:span text:style-name="T42">-1</text:span></text:p>
          <text:p text:style-name="P6"><text:span text:style-name="T42">-1</text:span></text:p>
          <text:p text:style-name="P6"><text:span text:style-name="T42">-1</text:span></text:p>
          <draw:enhanced-geometry svg:viewBox="0 0 21600 21600" draw:type="rectangle" draw:enhanced-path="M 0 0 L 21600 0 21600 21600 0 21600 0 0 Z N"/>
        </draw:custom-shape>
        <draw:g>
          <draw:line draw:style-name="gr51" draw:text-style-name="P6" draw:layer="layout" svg:x1="4.31cm" svg:y1="7.16cm" svg:x2="7.485cm" svg:y2="10.335cm">
            <text:p/>
          </draw:line>
          <draw:line draw:style-name="gr52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53" draw:text-style-name="P6" draw:layer="layout" svg:x1="5.684cm" svg:y1="11.734cm" svg:x2="2.509cm" svg:y2="8.559cm">
            <text:p/>
          </draw:line>
          <draw:line draw:style-name="gr54" draw:text-style-name="P6" draw:layer="layout" svg:x1="4.214cm" svg:y1="10.264cm" svg:x2="3.579cm" svg:y2="10.899cm">
            <text:p/>
          </draw:line>
        </draw:g>
        <draw:frame draw:style-name="gr55" draw:text-style-name="P24" draw:layer="layout" svg:width="1.116cm" svg:height="1.171cm" svg:x="7.601cm" svg:y="8.865cm">
          <draw:text-box>
            <text:p><text:span text:style-name="T48">φ</text:span><text:span text:style-name="T49">1</text:span></text:p>
          </draw:text-box>
        </draw:frame>
        <draw:frame draw:style-name="gr55" draw:text-style-name="P24" draw:layer="layout" svg:width="1.116cm" svg:height="1.171cm" svg:x="4.601cm" svg:y="6.466cm">
          <draw:text-box>
            <text:p><text:span text:style-name="T48">φ</text:span><text:span text:style-name="T49">2</text:span></text:p>
          </draw:text-box>
        </draw:frame>
        <draw:frame draw:style-name="gr56" draw:text-style-name="P16" draw:layer="layout" svg:width="1.259cm" svg:height="1.583cm" svg:x="4.866cm" svg:y="17.752cm">
          <draw:text-box>
            <text:p><text:span text:style-name="T36">y</text:span><text:span text:style-name="T50">2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56" draw:text-style-name="P16" draw:layer="layout" svg:width="1.259cm" svg:height="1.583cm" svg:x="4.866cm" svg:y="14.753cm">
          <draw:text-box>
            <text:p><text:span text:style-name="T36">y</text:span><text:span text:style-name="T50">1</text:span></text:p>
          </draw:text-box>
        </draw:frame>
        <draw:line draw:style-name="gr43" draw:text-style-name="P6" draw:layer="layout" svg:x1="15.934cm" svg:y1="14.856cm" svg:x2="15.934cm" svg:y2="19.3cm">
          <text:p/>
        </draw:line>
        <draw:line draw:style-name="gr43" draw:text-style-name="P6" draw:layer="layout" svg:x1="13.484cm" svg:y1="17.071cm" svg:x2="18.474cm" svg:y2="17.071cm">
          <text:p/>
        </draw:line>
        <draw:frame draw:style-name="gr57" draw:text-style-name="P25" draw:layer="layout" svg:width="1.023cm" svg:height="1.171cm" svg:x="18.7cm" svg:y="16.465cm">
          <draw:text-box>
            <text:p><text:span text:style-name="T51">y</text:span><text:span text:style-name="T52">1</text:span></text:p>
          </draw:text-box>
        </draw:frame>
        <draw:frame draw:style-name="gr57" draw:text-style-name="P25" draw:layer="layout" svg:width="1.023cm" svg:height="1.171cm" svg:x="15.7cm" svg:y="13.666cm">
          <draw:text-box>
            <text:p><text:span text:style-name="T53">y</text:span><text:span text:style-name="T52">2</text:span></text:p>
          </draw:text-box>
        </draw:frame>
        <draw:frame draw:style-name="gr58" draw:text-style-name="P8" draw:layer="layout" svg:width="5.259cm" svg:height="1.374cm" svg:x="8.136cm" svg:y="17.69cm">
          <draw:text-box>
            <text:p><text:span text:style-name="T54">y</text:span><text:span text:style-name="T11">(</text:span><text:span text:style-name="T40">x</text:span><text:span text:style-name="T41">1</text:span><text:span text:style-name="T11">) = {-1, -1}</text:span></text:p>
          </draw:text-box>
        </draw:frame>
        <draw:frame draw:style-name="gr40" draw:text-style-name="P18" draw:layer="layout" svg:width="1.116cm" svg:height="1.28cm" svg:x="13.317cm" svg:y="18.326cm">
          <draw:text-box>
            <text:p><text:span text:style-name="T37">X</text:span></text:p>
          </draw:text-box>
        </draw:frame>
        <draw:frame draw:style-name="gr41" draw:text-style-name="P19" draw:layer="layout" svg:width="1.217cm" svg:height="1.28cm" svg:x="17.819cm" svg:y="18.426cm">
          <draw:text-box>
            <text:p><text:span text:style-name="T38">O</text:span></text:p>
          </draw:text-box>
        </draw:frame>
        <draw:frame draw:style-name="gr60" draw:text-style-name="P8" draw:layer="layout" svg:width="5.001cm" svg:height="1.374cm" svg:x="19.237cm" svg:y="18.49cm">
          <draw:text-box>
            <text:p><text:span text:style-name="T54">y</text:span><text:span text:style-name="T11">(</text:span><text:span text:style-name="T40">x</text:span><text:span text:style-name="T41">2</text:span><text:span text:style-name="T11">) = {1, -1}</text:span></text:p>
          </draw:text-box>
        </draw:frame>
        <draw:frame draw:style-name="gr41" draw:text-style-name="P19" draw:layer="layout" svg:width="1.217cm" svg:height="1.28cm" svg:x="13.317cm" svg:y="14.326cm">
          <draw:text-box>
            <text:p><text:span text:style-name="T38">O</text:span></text:p>
          </draw:text-box>
        </draw:frame>
        <draw:frame draw:style-name="gr60" draw:text-style-name="P8" draw:layer="layout" svg:width="5.001cm" svg:height="1.374cm" svg:x="8.437cm" svg:y="14.39cm">
          <draw:text-box>
            <text:p><text:span text:style-name="T54">y</text:span><text:span text:style-name="T11">(</text:span><text:span text:style-name="T40">x</text:span><text:span text:style-name="T41">3</text:span><text:span text:style-name="T11">) = {-1, 1}</text:span></text:p>
          </draw:text-box>
        </draw:frame>
        <draw:frame draw:style-name="gr58" draw:text-style-name="P8" draw:layer="layout" svg:width="5.259cm" svg:height="1.374cm" svg:x="8.137cm" svg:y="18.79cm">
          <draw:text-box>
            <text:p><text:span text:style-name="T54">y</text:span><text:span text:style-name="T11">(</text:span><text:span text:style-name="T40">x</text:span><text:span text:style-name="T41">4</text:span><text:span text:style-name="T11">) = {-1, -1}</text:span></text:p>
          </draw:text-box>
        </draw:frame>
        <draw:custom-shape draw:style-name="gr2" draw:text-style-name="P6" draw:layer="layout" svg:width="10.26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6.29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38" draw:id="id38">
          <draw:line draw:style-name="gr61" draw:text-style-name="P6" draw:layer="layout" svg:x1="13.61cm" svg:y1="16.26cm" svg:x2="16.785cm" svg:y2="19.435cm">
            <text:p/>
          </draw:line>
          <draw:line draw:style-name="gr62" draw:text-style-name="P6" draw:layer="layout" svg:x1="15.08cm" svg:y1="17.73cm" svg:x2="15.715cm" svg:y2="17.095cm">
            <text:p/>
          </draw:line>
        </draw:g>
        <draw:custom-shape draw:style-name="gr63" draw:text-style-name="P20" xml:id="id39" draw:id="id39" draw:layer="layout" svg:width="1.27cm" svg:height="2.54cm" svg:x="16.489cm" svg:y="8.799cm">
          <text:p text:style-name="P6"><text:span text:style-name="T42">1</text:span></text:p>
          <text:p text:style-name="P6"><text:span text:style-name="T42">1</text:span></text:p>
          <text:p text:style-name="P6"><text:span text:style-name="T42">1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40" draw:id="id40" draw:layer="layout" svg:width="0.634cm" svg:height="0cm" svg:x="17.825cm" svg:y="10.149cm" svg:viewBox="0 0 635 0" draw:points="0,0 635,0">
          <text:p/>
        </draw:polyline>
        <draw:frame draw:style-name="gr56" draw:text-style-name="P16" xml:id="id41" draw:id="id41" draw:layer="layout" svg:width="1.259cm" svg:height="1.583cm" svg:x="18.441cm" svg:y="9.426cm">
          <draw:text-box>
            <text:p><text:span text:style-name="T36">y</text:span><text:span text:style-name="T50">3</text:span></text:p>
          </draw:text-box>
        </draw:frame>
        <draw:path draw:style-name="gr59" draw:text-style-name="P6" draw:layer="layout" svg:width="3.419cm" svg:height="0.707cm" draw:transform="rotate (-1.19031454986013) translate (1.27007810633243cm 13.3349687596959cm)" svg:viewBox="0 0 3420 708" svg:d="M0 0c0 0 1152 715 1769 708s1651-708 1651-708">
          <text:p/>
        </draw:path>
        <draw:line draw:style-name="gr59" draw:text-style-name="P6" draw:layer="layout" svg:x1="6.35cm" svg:y1="16.945cm" svg:x2="7.62cm" svg:y2="16.945cm">
          <text:p/>
        </draw:line>
        <draw:polyline draw:style-name="gr59" draw:text-style-name="P6" xml:id="id42" draw:id="id42" draw:layer="layout" svg:width="1.76cm" svg:height="2.264cm" svg:x="14.749cm" svg:y="11.43cm" svg:viewBox="0 0 1761 2265" draw:points="0,2265 176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10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最終的なニューラルネット</text:p>
              </text:list-item>
            </text:list>
          </draw:text-box>
        </draw:frame>
        <draw:custom-shape draw:style-name="gr47" draw:text-style-name="P20" xml:id="id43" draw:id="id43" draw:layer="layout" svg:width="1.27cm" svg:height="2.54cm" svg:x="12.414cm" svg:y="8.525cm">
          <text:p text:style-name="P6"><text:span text:style-name="T42">w1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xml:id="id54" draw:id="id54" draw:layer="layout" svg:width="1.27cm" svg:height="2.54cm" svg:x="12.414cm" svg:y="14.125cm">
          <text:p text:style-name="P6"><text:span text:style-name="T42">w2</text:span></text:p>
          <draw:enhanced-geometry svg:viewBox="0 0 21600 21600" draw:type="rectangle" draw:enhanced-path="M 0 0 L 21600 0 21600 21600 0 21600 0 0 Z N"/>
        </draw:custom-shape>
        <draw:frame draw:style-name="gr49" draw:text-style-name="P21" xml:id="id44" draw:id="id44" draw:layer="layout" svg:width="1.395cm" svg:height="1.583cm" svg:x="8.664cm" svg:y="6.85cm">
          <draw:text-box>
            <text:p><text:span text:style-name="T43">φ</text:span><text:span text:style-name="T44">1</text:span></text:p>
          </draw:text-box>
        </draw:frame>
        <draw:frame draw:style-name="gr49" draw:text-style-name="P22" xml:id="id45" draw:id="id45" draw:layer="layout" svg:width="1.395cm" svg:height="1.583cm" svg:x="8.664cm" svg:y="8.75cm">
          <draw:text-box>
            <text:p><text:span text:style-name="T45">φ</text:span><text:span text:style-name="T46">2</text:span></text:p>
          </draw:text-box>
        </draw:frame>
        <draw:frame draw:style-name="gr50" draw:text-style-name="P22" xml:id="id46" draw:id="id46" draw:layer="layout" svg:width="1.014cm" svg:height="1.28cm" svg:x="8.864cm" svg:y="10.75cm">
          <draw:text-box>
            <text:p><text:span text:style-name="T45">1</text:span></text:p>
          </draw:text-box>
        </draw:frame>
        <draw:frame draw:style-name="gr49" draw:text-style-name="P22" xml:id="id55" draw:id="id55" draw:layer="layout" svg:width="1.395cm" svg:height="1.583cm" svg:x="8.664cm" svg:y="12.851cm">
          <draw:text-box>
            <text:p><text:span text:style-name="T45">φ</text:span><text:span text:style-name="T46">1</text:span></text:p>
          </draw:text-box>
        </draw:frame>
        <draw:frame draw:style-name="gr49" draw:text-style-name="P22" xml:id="id56" draw:id="id56" draw:layer="layout" svg:width="1.395cm" svg:height="1.583cm" svg:x="8.664cm" svg:y="14.751cm">
          <draw:text-box>
            <text:p><text:span text:style-name="T45">φ</text:span><text:span text:style-name="T46">2</text:span></text:p>
          </draw:text-box>
        </draw:frame>
        <draw:frame draw:style-name="gr50" draw:text-style-name="P22" xml:id="id57" draw:id="id57" draw:layer="layout" svg:width="1.014cm" svg:height="1.28cm" svg:x="8.864cm" svg:y="16.751cm">
          <draw:text-box>
            <text:p><text:span text:style-name="T45">1</text:span></text:p>
          </draw:text-box>
        </draw:frame>
        <draw:polyline draw:style-name="gr5" draw:text-style-name="P6" xml:id="id47" draw:id="id47" draw:layer="layout" svg:width="2.539cm" svg:height="1.904cm" svg:x="9.94cm" svg:y="7.62cm" svg:viewBox="0 0 2540 1905" draw:points="0,0 2540,1905">
          <text:p/>
        </draw:polyline>
        <draw:polyline draw:style-name="gr5" draw:text-style-name="P6" xml:id="id48" draw:id="id48" draw:layer="layout" svg:width="2.538cm" svg:height="0cm" svg:x="9.94cm" svg:y="9.525cm" svg:viewBox="0 0 2539 0" draw:points="0,0 2539,0">
          <text:p/>
        </draw:polyline>
        <draw:polyline draw:style-name="gr5" draw:text-style-name="P6" xml:id="id49" draw:id="id49" draw:layer="layout" svg:width="2.538cm" svg:height="1.904cm" svg:x="9.94cm" svg:y="9.525cm" svg:viewBox="0 0 2539 1905" draw:points="0,1905 2539,0">
          <text:p/>
        </draw:polyline>
        <draw:polyline draw:style-name="gr5" draw:text-style-name="P6" xml:id="id58" draw:id="id58" draw:layer="layout" svg:width="2.539cm" svg:height="1.904cm" svg:x="9.939cm" svg:y="13.519cm" svg:viewBox="0 0 2540 1905" draw:points="0,0 2540,1905">
          <text:p/>
        </draw:polyline>
        <draw:polyline draw:style-name="gr5" draw:text-style-name="P6" xml:id="id59" draw:id="id59" draw:layer="layout" svg:width="2.538cm" svg:height="0cm" svg:x="9.939cm" svg:y="15.424cm" svg:viewBox="0 0 2539 0" draw:points="0,0 2539,0">
          <text:p/>
        </draw:polyline>
        <draw:polyline draw:style-name="gr5" draw:text-style-name="P6" xml:id="id60" draw:id="id60" draw:layer="layout" svg:width="2.538cm" svg:height="1.904cm" svg:x="9.939cm" svg:y="15.424cm" svg:viewBox="0 0 2539 1905" draw:points="0,1905 2539,0">
          <text:p/>
        </draw:polyline>
        <draw:frame draw:style-name="gr50" draw:text-style-name="P23" xml:id="id50" draw:id="id50" draw:layer="layout" svg:width="1.014cm" svg:height="1.28cm" svg:x="10.575cm" svg:y="7.05cm">
          <draw:text-box>
            <text:p><text:span text:style-name="T47">1</text:span></text:p>
          </draw:text-box>
        </draw:frame>
        <draw:frame draw:style-name="gr50" draw:text-style-name="P23" xml:id="id51" draw:id="id51" draw:layer="layout" svg:width="1.014cm" svg:height="1.28cm" svg:x="10.575cm" svg:y="8.45cm">
          <draw:text-box>
            <text:p><text:span text:style-name="T47">1</text:span></text:p>
          </draw:text-box>
        </draw:frame>
        <draw:frame draw:style-name="gr39" draw:text-style-name="P23" xml:id="id52" draw:id="id52" draw:layer="layout" svg:width="1.319cm" svg:height="1.28cm" svg:x="10.575cm" svg:y="10.65cm">
          <draw:text-box>
            <text:p><text:span text:style-name="T47">-1</text:span></text:p>
          </draw:text-box>
        </draw:frame>
        <draw:frame draw:style-name="gr39" draw:text-style-name="P23" xml:id="id61" draw:id="id61" draw:layer="layout" svg:width="1.319cm" svg:height="1.28cm" svg:x="10.275cm" svg:y="12.95cm">
          <draw:text-box>
            <text:p><text:span text:style-name="T47">-1</text:span></text:p>
          </draw:text-box>
        </draw:frame>
        <draw:frame draw:style-name="gr39" draw:text-style-name="P23" xml:id="id62" draw:id="id62" draw:layer="layout" svg:width="1.319cm" svg:height="1.28cm" svg:x="10.275cm" svg:y="14.35cm">
          <draw:text-box>
            <text:p><text:span text:style-name="T47">-1</text:span></text:p>
          </draw:text-box>
        </draw:frame>
        <draw:frame draw:style-name="gr39" draw:text-style-name="P23" xml:id="id63" draw:id="id63" draw:layer="layout" svg:width="1.319cm" svg:height="1.28cm" svg:x="10.276cm" svg:y="16.45cm">
          <draw:text-box>
            <text:p><text:span text:style-name="T47">-1</text:span></text:p>
          </draw:text-box>
        </draw:frame>
        <draw:polyline draw:style-name="gr5" draw:text-style-name="P6" xml:id="id53" draw:id="id53" draw:layer="layout" svg:width="1.749cm" svg:height="4.344cm" svg:x="13.65cm" svg:y="9.625cm" svg:viewBox="0 0 1750 4345" draw:points="0,0 1750,4345">
          <text:p/>
        </draw:polyline>
        <draw:polyline draw:style-name="gr5" draw:text-style-name="P6" xml:id="id64" draw:id="id64" draw:layer="layout" svg:width="1.749cm" svg:height="1.504cm" svg:x="13.65cm" svg:y="13.97cm" svg:viewBox="0 0 1750 1505" draw:points="0,1505 1750,0">
          <text:p/>
        </draw:polyline>
        <draw:frame draw:style-name="gr50" draw:text-style-name="P22" draw:layer="layout" svg:width="1.014cm" svg:height="1.28cm" svg:x="12.364cm" svg:y="17.852cm">
          <draw:text-box>
            <text:p><text:span text:style-name="T45">1</text:span></text:p>
          </draw:text-box>
        </draw:frame>
        <draw:line draw:style-name="gr5" draw:text-style-name="P6" draw:layer="layout" svg:x1="13.439cm" svg:y1="18.43cm" svg:x2="15.4cm" svg:y2="13.97cm">
          <text:p/>
        </draw:line>
        <draw:frame draw:style-name="gr50" draw:text-style-name="P23" draw:layer="layout" svg:width="1.014cm" svg:height="1.28cm" svg:x="13.776cm" svg:y="17.551cm">
          <draw:text-box>
            <text:p><text:span text:style-name="T47">1</text:span></text:p>
          </draw:text-box>
        </draw:frame>
        <draw:frame draw:style-name="gr50" draw:text-style-name="P23" draw:layer="layout" svg:width="1.014cm" svg:height="1.28cm" svg:x="13.776cm" svg:y="13.551cm">
          <draw:text-box>
            <text:p><text:span text:style-name="T47">1</text:span></text:p>
          </draw:text-box>
        </draw:frame>
        <draw:frame draw:style-name="gr50" draw:text-style-name="P23" draw:layer="layout" svg:width="1.014cm" svg:height="1.28cm" svg:x="13.776cm" svg:y="9.451cm">
          <draw:text-box>
            <text:p><text:span text:style-name="T47">1</text:span></text:p>
          </draw:text-box>
        </draw:frame>
        <draw:custom-shape draw:style-name="gr63" draw:text-style-name="P20" draw:layer="layout" svg:width="1.27cm" svg:height="2.54cm" svg:x="15.488cm" svg:y="12.399cm">
          <text:p text:style-name="P6"><text:span text:style-name="T42">w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.84cm" svg:y1="13.675cm" svg:x2="19.379cm" svg:y2="13.675cm">
          <text:p/>
        </draw:line>
        <draw:frame draw:style-name="gr56" draw:text-style-name="P16" draw:layer="layout" svg:width="1.259cm" svg:height="1.583cm" svg:x="19.21cm" svg:y="13.026cm">
          <draw:text-box>
            <text:p><text:span text:style-name="T36">y</text:span><text:span text:style-name="T50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の実装</text:p>
          </draw:text-box>
        </draw:frame>
        <draw:frame presentation:style-name="pr12" draw:layer="layout" svg:width="25.199cm" svg:height="13.86cm" svg:x="1.471cm" svg:y="5.19cm" presentation:class="outline" presentation:user-transformed="true">
          <draw:text-box>
            <text:list text:style-name="L2">
              <text:list-item>
                <text:p>ネットは複数の層からなり、層の間は全連結</text:p>
              </text:list-item>
              <text:list-item>
                <text:p>パーセプトロン:</text:p>
                <text:list>
                  <text:list-item>
                    <text:p>層のID</text:p>
                  </text:list-item>
                  <text:list-item>
                    <text:p>重みベクトル</text:p>
                  </text:list-item>
                </text:list>
              </text:list-item>
            </text:list>
          </draw:text-box>
        </draw:frame>
        <draw:frame draw:style-name="gr64" draw:text-style-name="P26" draw:layer="layout" svg:width="4.909cm" svg:height="7.077cm" svg:x="3.905cm" svg:y="12.138cm">
          <draw:text-box>
            <text:p><text:span text:style-name="T55">network</text:span><text:span text:style-name="T32"> = [ </text:span><text:span text:style-name="T32"><text:line-break/></text:span><text:span text:style-name="T32"><text:tab/></text:span><text:span text:style-name="T32">(1, </text:span><text:span text:style-name="T29">w</text:span><text:span text:style-name="T56">0</text:span><text:span text:style-name="T32">),</text:span><text:span text:style-name="T32"><text:line-break/></text:span><text:span text:style-name="T32"><text:tab/></text:span><text:span text:style-name="T32">(1, </text:span><text:span text:style-name="T29">w</text:span><text:span text:style-name="T56">1</text:span><text:span text:style-name="T32">),</text:span></text:p>
            <text:p><text:span text:style-name="T32"><text:tab/></text:span><text:span text:style-name="T32">(1, </text:span><text:span text:style-name="T29">w</text:span><text:span text:style-name="T56">2</text:span><text:span text:style-name="T32">), <text:s/></text:span></text:p>
            <text:p><text:span text:style-name="T32"><text:tab/></text:span><text:span text:style-name="T32">(2, </text:span><text:span text:style-name="T29">w</text:span><text:span text:style-name="T56">3</text:span><text:span text:style-name="T32">)</text:span></text:p>
            <text:p><text:span text:style-name="T32">]</text:span></text:p>
          </draw:text-box>
        </draw:frame>
        <draw:frame draw:style-name="gr35" draw:text-style-name="P11" draw:layer="layout" svg:width="4.244cm" svg:height="1.481cm" svg:x="12.065cm" svg:y="9.42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12.065cm" svg:y="10.59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12.165cm" svg:y="14.24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12.065cm" svg:y="11.79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12.196cm" svg:y="15.34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12.194cm" svg:y="13.07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12.165cm" svg:y="16.44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12.166cm" svg:y="17.64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12.167cm" svg:y="18.84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16.44cm" svg:y1="10.055cm" svg:x2="19.049cm" svg:y2="14.5cm">
            <text:p/>
          </draw:line>
          <draw:line draw:style-name="gr5" draw:text-style-name="P6" draw:layer="layout" svg:x1="16.44cm" svg:y1="11.355cm" svg:x2="19.049cm" svg:y2="14.5cm">
            <text:p/>
          </draw:line>
          <draw:line draw:style-name="gr5" draw:text-style-name="P6" draw:layer="layout" svg:x1="16.44cm" svg:y1="12.595cm" svg:x2="19.049cm" svg:y2="14.5cm">
            <text:p/>
          </draw:line>
          <draw:line draw:style-name="gr5" draw:text-style-name="P6" draw:layer="layout" svg:x1="16.44cm" svg:y1="13.595cm" svg:x2="19.018cm" svg:y2="14.325cm">
            <text:p/>
          </draw:line>
          <draw:line draw:style-name="gr5" draw:text-style-name="P6" draw:layer="layout" svg:x1="16.44cm" svg:y1="14.935cm" svg:x2="19.049cm" svg:y2="14.5cm">
            <text:p/>
          </draw:line>
          <draw:line draw:style-name="gr5" draw:text-style-name="P6" draw:layer="layout" svg:x1="16.44cm" svg:y1="15.935cm" svg:x2="19.049cm" svg:y2="14.5cm">
            <text:p/>
          </draw:line>
          <draw:line draw:style-name="gr5" draw:text-style-name="P6" draw:layer="layout" svg:x1="16.44cm" svg:y1="17.04cm" svg:x2="19.049cm" svg:y2="14.5cm">
            <text:p/>
          </draw:line>
          <draw:line draw:style-name="gr5" draw:text-style-name="P6" draw:layer="layout" svg:x1="16.44cm" svg:y1="18.041cm" svg:x2="19.049cm" svg:y2="14.5cm">
            <text:p/>
          </draw:line>
          <draw:line draw:style-name="gr5" draw:text-style-name="P6" draw:layer="layout" svg:x1="16.44cm" svg:y1="18.945cm" svg:x2="19.049cm" svg:y2="14.5cm">
            <text:p/>
          </draw:line>
        </draw:g>
        <draw:custom-shape draw:style-name="gr34" draw:text-style-name="P6" draw:layer="layout" svg:width="1.27cm" svg:height="2.54cm" svg:x="19.049cm" svg:y="13.19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9.049cm" svg:y="9.49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9.049cm" svg:y="17.49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.509cm" svg:y1="15.77cm" svg:x2="19.05cm" svg:y2="10.7cm">
          <text:p/>
        </draw:line>
        <draw:line draw:style-name="gr5" draw:text-style-name="P6" draw:layer="layout" svg:x1="16.509cm" svg:y1="17.04cm" svg:x2="19.05cm" svg:y2="10.7cm">
          <text:p/>
        </draw:line>
        <draw:line draw:style-name="gr5" draw:text-style-name="P6" draw:layer="layout" svg:x1="16.509cm" svg:y1="18.31cm" svg:x2="19.05cm" svg:y2="10.7cm">
          <text:p/>
        </draw:line>
        <draw:line draw:style-name="gr5" draw:text-style-name="P6" draw:layer="layout" svg:x1="16.441cm" svg:y1="9.795cm" svg:x2="19.019cm" svg:y2="10.525cm">
          <text:p/>
        </draw:line>
        <draw:line draw:style-name="gr5" draw:text-style-name="P6" draw:layer="layout" svg:x1="16.441cm" svg:y1="11.135cm" svg:x2="19.05cm" svg:y2="10.7cm">
          <text:p/>
        </draw:line>
        <draw:line draw:style-name="gr5" draw:text-style-name="P6" draw:layer="layout" svg:x1="16.441cm" svg:y1="12.135cm" svg:x2="19.05cm" svg:y2="10.7cm">
          <text:p/>
        </draw:line>
        <draw:line draw:style-name="gr5" draw:text-style-name="P6" draw:layer="layout" svg:x1="16.441cm" svg:y1="13.24cm" svg:x2="19.05cm" svg:y2="10.7cm">
          <text:p/>
        </draw:line>
        <draw:line draw:style-name="gr5" draw:text-style-name="P6" draw:layer="layout" svg:x1="16.441cm" svg:y1="14.241cm" svg:x2="19.05cm" svg:y2="10.7cm">
          <text:p/>
        </draw:line>
        <draw:line draw:style-name="gr5" draw:text-style-name="P6" draw:layer="layout" svg:x1="16.509cm" svg:y1="18.945cm" svg:x2="19.05cm" svg:y2="10.7cm">
          <text:p/>
        </draw:line>
        <draw:line draw:style-name="gr5" draw:text-style-name="P6" draw:layer="layout" svg:x1="16.441cm" svg:y1="14.555cm" svg:x2="19.05cm" svg:y2="19cm">
          <text:p/>
        </draw:line>
        <draw:line draw:style-name="gr5" draw:text-style-name="P6" draw:layer="layout" svg:x1="16.441cm" svg:y1="15.855cm" svg:x2="19.05cm" svg:y2="19cm">
          <text:p/>
        </draw:line>
        <draw:line draw:style-name="gr5" draw:text-style-name="P6" draw:layer="layout" svg:x1="16.441cm" svg:y1="17.095cm" svg:x2="19.05cm" svg:y2="19cm">
          <text:p/>
        </draw:line>
        <draw:line draw:style-name="gr5" draw:text-style-name="P6" draw:layer="layout" svg:x1="16.441cm" svg:y1="18.095cm" svg:x2="19.019cm" svg:y2="18.825cm">
          <text:p/>
        </draw:line>
        <draw:line draw:style-name="gr5" draw:text-style-name="P6" draw:layer="layout" svg:x1="16.441cm" svg:y1="19.435cm" svg:x2="19.05cm" svg:y2="19cm">
          <text:p/>
        </draw:line>
        <draw:line draw:style-name="gr5" draw:text-style-name="P6" draw:layer="layout" svg:x1="16.509cm" svg:y1="13.865cm" svg:x2="19.05cm" svg:y2="19cm">
          <text:p/>
        </draw:line>
        <draw:line draw:style-name="gr5" draw:text-style-name="P6" draw:layer="layout" svg:x1="16.509cm" svg:y1="12.595cm" svg:x2="19.05cm" svg:y2="19cm">
          <text:p/>
        </draw:line>
        <draw:line draw:style-name="gr5" draw:text-style-name="P6" draw:layer="layout" svg:x1="16.509cm" svg:y1="11.325cm" svg:x2="19.05cm" svg:y2="19cm">
          <text:p/>
        </draw:line>
        <draw:line draw:style-name="gr5" draw:text-style-name="P6" draw:layer="layout" svg:x1="16.509cm" svg:y1="10.055cm" svg:x2="19.05cm" svg:y2="19cm">
          <text:p/>
        </draw:line>
        <draw:custom-shape draw:style-name="gr34" draw:text-style-name="P6" draw:layer="layout" svg:width="1.27cm" svg:height="2.54cm" svg:x="23.449cm" svg:y="13.19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0.424cm" svg:y1="10.69cm" svg:x2="23.599cm" svg:y2="14.5cm">
          <text:p/>
        </draw:line>
        <draw:line draw:style-name="gr5" draw:text-style-name="P6" draw:layer="layout" svg:x1="20.424cm" svg:y1="14.5cm" svg:x2="23.6cm" svg:y2="14.5cm">
          <text:p/>
        </draw:line>
        <draw:line draw:style-name="gr5" draw:text-style-name="P6" draw:layer="layout" svg:x1="20.424cm" svg:y1="18.945cm" svg:x2="23.6cm" svg:y2="14.5cm">
          <text:p/>
        </draw:line>
        <draw:line draw:style-name="gr5" draw:text-style-name="P6" draw:layer="layout" svg:x1="24.724cm" svg:y1="14.5cm" svg:x2="27.9cm" svg:y2="14.5cm">
          <text:p/>
        </draw:line>
        <draw:frame draw:style-name="gr29" draw:text-style-name="P11" draw:layer="layout" svg:width="0.972cm" svg:height="1.204cm" svg:x="19.189cm" svg:y="10.106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9.189cm" svg:y="13.907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9.189cm" svg:y="18.108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23.589cm" svg:y="13.809cm">
          <draw:text-box>
            <text:p><text:span text:style-name="T24">3</text:span></text:p>
          </draw:text-box>
        </draw:frame>
        <draw:frame draw:style-name="gr65" draw:text-style-name="P27" draw:layer="layout" svg:width="2.339cm" svg:height="1.326cm" svg:x="18.15cm" svg:y="7.62cm">
          <draw:text-box>
            <text:p><text:span text:style-name="T57">層１</text:span></text:p>
          </draw:text-box>
        </draw:frame>
        <draw:frame draw:style-name="gr65" draw:text-style-name="P27" draw:layer="layout" svg:width="2.339cm" svg:height="1.326cm" svg:x="22.151cm" svg:y="7.62cm">
          <draw:text-box>
            <text:p><text:span text:style-name="T57">層２</text:span></text:p>
          </draw:text-box>
        </draw:frame>
        <draw:custom-shape draw:style-name="gr2" draw:text-style-name="P6" draw:layer="layout" svg:width="16.57cm" svg:height="13.335cm" svg:x="11.43cm" svg:y="6.98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89cm" svg:y1="15.24cm" svg:x2="11.43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4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5" draw:text-style-name="P11" draw:layer="layout" svg:width="4.244cm" svg:height="1.481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7cm" svg:y1="7.82cm" svg:x2="11.956cm" svg:y2="12.265cm">
            <text:p/>
          </draw:line>
          <draw:line draw:style-name="gr5" draw:text-style-name="P6" draw:layer="layout" svg:x1="9.347cm" svg:y1="9.12cm" svg:x2="11.956cm" svg:y2="12.265cm">
            <text:p/>
          </draw:line>
          <draw:line draw:style-name="gr5" draw:text-style-name="P6" draw:layer="layout" svg:x1="9.347cm" svg:y1="10.36cm" svg:x2="11.956cm" svg:y2="12.265cm">
            <text:p/>
          </draw:line>
          <draw:line draw:style-name="gr5" draw:text-style-name="P6" draw:layer="layout" svg:x1="9.347cm" svg:y1="11.36cm" svg:x2="11.925cm" svg:y2="12.09cm">
            <text:p/>
          </draw:line>
          <draw:line draw:style-name="gr5" draw:text-style-name="P6" draw:layer="layout" svg:x1="9.347cm" svg:y1="12.7cm" svg:x2="11.956cm" svg:y2="12.265cm">
            <text:p/>
          </draw:line>
          <draw:line draw:style-name="gr5" draw:text-style-name="P6" draw:layer="layout" svg:x1="9.347cm" svg:y1="13.7cm" svg:x2="11.956cm" svg:y2="12.265cm">
            <text:p/>
          </draw:line>
          <draw:line draw:style-name="gr5" draw:text-style-name="P6" draw:layer="layout" svg:x1="9.347cm" svg:y1="14.805cm" svg:x2="11.956cm" svg:y2="12.265cm">
            <text:p/>
          </draw:line>
          <draw:line draw:style-name="gr5" draw:text-style-name="P6" draw:layer="layout" svg:x1="9.347cm" svg:y1="15.806cm" svg:x2="11.956cm" svg:y2="12.265cm">
            <text:p/>
          </draw:line>
          <draw:line draw:style-name="gr5" draw:text-style-name="P6" draw:layer="layout" svg:x1="9.347cm" svg:y1="16.71cm" svg:x2="11.956cm" svg:y2="12.265cm">
            <text:p/>
          </draw:line>
        </draw:g>
        <draw:custom-shape draw:style-name="gr34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6cm" svg:y1="13.535cm" svg:x2="11.957cm" svg:y2="8.465cm">
          <text:p/>
        </draw:line>
        <draw:line draw:style-name="gr5" draw:text-style-name="P6" draw:layer="layout" svg:x1="9.416cm" svg:y1="14.805cm" svg:x2="11.957cm" svg:y2="8.465cm">
          <text:p/>
        </draw:line>
        <draw:line draw:style-name="gr5" draw:text-style-name="P6" draw:layer="layout" svg:x1="9.416cm" svg:y1="16.075cm" svg:x2="11.957cm" svg:y2="8.465cm">
          <text:p/>
        </draw:line>
        <draw:line draw:style-name="gr5" draw:text-style-name="P6" draw:layer="layout" svg:x1="9.348cm" svg:y1="7.56cm" svg:x2="11.926cm" svg:y2="8.29cm">
          <text:p/>
        </draw:line>
        <draw:line draw:style-name="gr5" draw:text-style-name="P6" draw:layer="layout" svg:x1="9.348cm" svg:y1="8.9cm" svg:x2="11.957cm" svg:y2="8.465cm">
          <text:p/>
        </draw:line>
        <draw:line draw:style-name="gr5" draw:text-style-name="P6" draw:layer="layout" svg:x1="9.348cm" svg:y1="9.9cm" svg:x2="11.957cm" svg:y2="8.465cm">
          <text:p/>
        </draw:line>
        <draw:line draw:style-name="gr5" draw:text-style-name="P6" draw:layer="layout" svg:x1="9.348cm" svg:y1="11.005cm" svg:x2="11.957cm" svg:y2="8.465cm">
          <text:p/>
        </draw:line>
        <draw:line draw:style-name="gr5" draw:text-style-name="P6" draw:layer="layout" svg:x1="9.348cm" svg:y1="12.006cm" svg:x2="11.957cm" svg:y2="8.465cm">
          <text:p/>
        </draw:line>
        <draw:line draw:style-name="gr5" draw:text-style-name="P6" draw:layer="layout" svg:x1="9.416cm" svg:y1="16.71cm" svg:x2="11.957cm" svg:y2="8.465cm">
          <text:p/>
        </draw:line>
        <draw:line draw:style-name="gr5" draw:text-style-name="P6" draw:layer="layout" svg:x1="9.348cm" svg:y1="12.32cm" svg:x2="11.957cm" svg:y2="16.765cm">
          <text:p/>
        </draw:line>
        <draw:line draw:style-name="gr5" draw:text-style-name="P6" draw:layer="layout" svg:x1="9.348cm" svg:y1="13.62cm" svg:x2="11.957cm" svg:y2="16.765cm">
          <text:p/>
        </draw:line>
        <draw:line draw:style-name="gr5" draw:text-style-name="P6" draw:layer="layout" svg:x1="9.348cm" svg:y1="14.86cm" svg:x2="11.957cm" svg:y2="16.765cm">
          <text:p/>
        </draw:line>
        <draw:line draw:style-name="gr5" draw:text-style-name="P6" draw:layer="layout" svg:x1="9.348cm" svg:y1="15.86cm" svg:x2="11.926cm" svg:y2="16.59cm">
          <text:p/>
        </draw:line>
        <draw:line draw:style-name="gr5" draw:text-style-name="P6" draw:layer="layout" svg:x1="9.348cm" svg:y1="17.2cm" svg:x2="11.957cm" svg:y2="16.765cm">
          <text:p/>
        </draw:line>
        <draw:line draw:style-name="gr5" draw:text-style-name="P6" draw:layer="layout" svg:x1="9.416cm" svg:y1="11.63cm" svg:x2="11.957cm" svg:y2="16.765cm">
          <text:p/>
        </draw:line>
        <draw:line draw:style-name="gr5" draw:text-style-name="P6" draw:layer="layout" svg:x1="9.416cm" svg:y1="10.36cm" svg:x2="11.957cm" svg:y2="16.765cm">
          <text:p/>
        </draw:line>
        <draw:line draw:style-name="gr5" draw:text-style-name="P6" draw:layer="layout" svg:x1="9.416cm" svg:y1="9.09cm" svg:x2="11.957cm" svg:y2="16.765cm">
          <text:p/>
        </draw:line>
        <draw:line draw:style-name="gr5" draw:text-style-name="P6" draw:layer="layout" svg:x1="9.416cm" svg:y1="7.82cm" svg:x2="11.957cm" svg:y2="16.765cm">
          <text:p/>
        </draw:line>
        <draw:custom-shape draw:style-name="gr34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1cm" svg:y1="8.455cm" svg:x2="16.506cm" svg:y2="12.265cm">
          <text:p/>
        </draw:line>
        <draw:line draw:style-name="gr5" draw:text-style-name="P6" draw:layer="layout" svg:x1="13.331cm" svg:y1="12.265cm" svg:x2="16.507cm" svg:y2="12.265cm">
          <text:p/>
        </draw:line>
        <draw:line draw:style-name="gr5" draw:text-style-name="P6" draw:layer="layout" svg:x1="13.331cm" svg:y1="16.71cm" svg:x2="16.507cm" svg:y2="12.265cm">
          <text:p/>
        </draw:line>
        <draw:line draw:style-name="gr5" draw:text-style-name="P6" draw:layer="layout" svg:x1="17.631cm" svg:y1="12.265cm" svg:x2="20.807cm" svg:y2="12.265cm">
          <text:p/>
        </draw:line>
        <draw:frame draw:style-name="gr29" draw:text-style-name="P11" draw:layer="layout" svg:width="0.972cm" svg:height="1.204cm" svg:x="12.096cm" svg:y="7.871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2.096cm" svg:y="11.672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2.096cm" svg:y="15.873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496cm" svg:y="11.574cm">
          <draw:text-box>
            <text:p><text:span text:style-name="T24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4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5" draw:text-style-name="P11" draw:layer="layout" svg:width="4.244cm" svg:height="1.481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7cm" svg:y1="7.82cm" svg:x2="11.956cm" svg:y2="12.265cm">
            <text:p/>
          </draw:line>
          <draw:line draw:style-name="gr5" draw:text-style-name="P6" draw:layer="layout" svg:x1="9.347cm" svg:y1="9.12cm" svg:x2="11.956cm" svg:y2="12.265cm">
            <text:p/>
          </draw:line>
          <draw:line draw:style-name="gr5" draw:text-style-name="P6" draw:layer="layout" svg:x1="9.347cm" svg:y1="10.36cm" svg:x2="11.956cm" svg:y2="12.265cm">
            <text:p/>
          </draw:line>
          <draw:line draw:style-name="gr5" draw:text-style-name="P6" draw:layer="layout" svg:x1="9.347cm" svg:y1="11.36cm" svg:x2="11.925cm" svg:y2="12.09cm">
            <text:p/>
          </draw:line>
          <draw:line draw:style-name="gr5" draw:text-style-name="P6" draw:layer="layout" svg:x1="9.347cm" svg:y1="12.7cm" svg:x2="11.956cm" svg:y2="12.265cm">
            <text:p/>
          </draw:line>
          <draw:line draw:style-name="gr5" draw:text-style-name="P6" draw:layer="layout" svg:x1="9.347cm" svg:y1="13.7cm" svg:x2="11.956cm" svg:y2="12.265cm">
            <text:p/>
          </draw:line>
          <draw:line draw:style-name="gr5" draw:text-style-name="P6" draw:layer="layout" svg:x1="9.347cm" svg:y1="14.805cm" svg:x2="11.956cm" svg:y2="12.265cm">
            <text:p/>
          </draw:line>
          <draw:line draw:style-name="gr5" draw:text-style-name="P6" draw:layer="layout" svg:x1="9.347cm" svg:y1="15.806cm" svg:x2="11.956cm" svg:y2="12.265cm">
            <text:p/>
          </draw:line>
          <draw:line draw:style-name="gr5" draw:text-style-name="P6" draw:layer="layout" svg:x1="9.347cm" svg:y1="16.71cm" svg:x2="11.956cm" svg:y2="12.265cm">
            <text:p/>
          </draw:line>
        </draw:g>
        <draw:custom-shape draw:style-name="gr34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6cm" svg:y1="13.535cm" svg:x2="11.957cm" svg:y2="8.465cm">
          <text:p/>
        </draw:line>
        <draw:line draw:style-name="gr5" draw:text-style-name="P6" draw:layer="layout" svg:x1="9.416cm" svg:y1="14.805cm" svg:x2="11.957cm" svg:y2="8.465cm">
          <text:p/>
        </draw:line>
        <draw:line draw:style-name="gr5" draw:text-style-name="P6" draw:layer="layout" svg:x1="9.416cm" svg:y1="16.075cm" svg:x2="11.957cm" svg:y2="8.465cm">
          <text:p/>
        </draw:line>
        <draw:line draw:style-name="gr5" draw:text-style-name="P6" draw:layer="layout" svg:x1="9.348cm" svg:y1="7.56cm" svg:x2="11.926cm" svg:y2="8.29cm">
          <text:p/>
        </draw:line>
        <draw:line draw:style-name="gr5" draw:text-style-name="P6" draw:layer="layout" svg:x1="9.348cm" svg:y1="8.9cm" svg:x2="11.957cm" svg:y2="8.465cm">
          <text:p/>
        </draw:line>
        <draw:line draw:style-name="gr5" draw:text-style-name="P6" draw:layer="layout" svg:x1="9.348cm" svg:y1="9.9cm" svg:x2="11.957cm" svg:y2="8.465cm">
          <text:p/>
        </draw:line>
        <draw:line draw:style-name="gr5" draw:text-style-name="P6" draw:layer="layout" svg:x1="9.348cm" svg:y1="11.005cm" svg:x2="11.957cm" svg:y2="8.465cm">
          <text:p/>
        </draw:line>
        <draw:line draw:style-name="gr5" draw:text-style-name="P6" draw:layer="layout" svg:x1="9.348cm" svg:y1="12.006cm" svg:x2="11.957cm" svg:y2="8.465cm">
          <text:p/>
        </draw:line>
        <draw:line draw:style-name="gr5" draw:text-style-name="P6" draw:layer="layout" svg:x1="9.416cm" svg:y1="16.71cm" svg:x2="11.957cm" svg:y2="8.465cm">
          <text:p/>
        </draw:line>
        <draw:line draw:style-name="gr5" draw:text-style-name="P6" draw:layer="layout" svg:x1="9.348cm" svg:y1="12.32cm" svg:x2="11.957cm" svg:y2="16.765cm">
          <text:p/>
        </draw:line>
        <draw:line draw:style-name="gr5" draw:text-style-name="P6" draw:layer="layout" svg:x1="9.348cm" svg:y1="13.62cm" svg:x2="11.957cm" svg:y2="16.765cm">
          <text:p/>
        </draw:line>
        <draw:line draw:style-name="gr5" draw:text-style-name="P6" draw:layer="layout" svg:x1="9.348cm" svg:y1="14.86cm" svg:x2="11.957cm" svg:y2="16.765cm">
          <text:p/>
        </draw:line>
        <draw:line draw:style-name="gr5" draw:text-style-name="P6" draw:layer="layout" svg:x1="9.348cm" svg:y1="15.86cm" svg:x2="11.926cm" svg:y2="16.59cm">
          <text:p/>
        </draw:line>
        <draw:line draw:style-name="gr5" draw:text-style-name="P6" draw:layer="layout" svg:x1="9.348cm" svg:y1="17.2cm" svg:x2="11.957cm" svg:y2="16.765cm">
          <text:p/>
        </draw:line>
        <draw:line draw:style-name="gr5" draw:text-style-name="P6" draw:layer="layout" svg:x1="9.416cm" svg:y1="11.63cm" svg:x2="11.957cm" svg:y2="16.765cm">
          <text:p/>
        </draw:line>
        <draw:line draw:style-name="gr5" draw:text-style-name="P6" draw:layer="layout" svg:x1="9.416cm" svg:y1="10.36cm" svg:x2="11.957cm" svg:y2="16.765cm">
          <text:p/>
        </draw:line>
        <draw:line draw:style-name="gr5" draw:text-style-name="P6" draw:layer="layout" svg:x1="9.416cm" svg:y1="9.09cm" svg:x2="11.957cm" svg:y2="16.765cm">
          <text:p/>
        </draw:line>
        <draw:line draw:style-name="gr5" draw:text-style-name="P6" draw:layer="layout" svg:x1="9.416cm" svg:y1="7.82cm" svg:x2="11.957cm" svg:y2="16.765cm">
          <text:p/>
        </draw:line>
        <draw:custom-shape draw:style-name="gr34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1cm" svg:y1="8.455cm" svg:x2="16.506cm" svg:y2="12.265cm">
          <text:p/>
        </draw:line>
        <draw:line draw:style-name="gr5" draw:text-style-name="P6" draw:layer="layout" svg:x1="13.331cm" svg:y1="12.265cm" svg:x2="16.507cm" svg:y2="12.265cm">
          <text:p/>
        </draw:line>
        <draw:line draw:style-name="gr5" draw:text-style-name="P6" draw:layer="layout" svg:x1="13.331cm" svg:y1="16.71cm" svg:x2="16.507cm" svg:y2="12.265cm">
          <text:p/>
        </draw:line>
        <draw:line draw:style-name="gr5" draw:text-style-name="P6" draw:layer="layout" svg:x1="17.631cm" svg:y1="12.265cm" svg:x2="20.807cm" svg:y2="12.265cm">
          <text:p/>
        </draw:line>
        <draw:frame draw:style-name="gr29" draw:text-style-name="P11" draw:layer="layout" svg:width="0.972cm" svg:height="1.204cm" svg:x="12.096cm" svg:y="7.871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2.096cm" svg:y="11.672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2.096cm" svg:y="15.873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496cm" svg:y="11.574cm">
          <draw:text-box>
            <text:p><text:span text:style-name="T24">3</text:span></text:p>
          </draw:text-box>
        </draw:frame>
        <draw:frame draw:style-name="gr30" draw:text-style-name="P14" draw:layer="layout" svg:width="1.256cm" svg:height="1.204cm" svg:x="13.369cm" svg:y="7.51cm">
          <draw:text-box>
            <text:p><text:span text:style-name="T31">-1</text:span></text:p>
          </draw:text-box>
        </draw:frame>
        <draw:custom-shape draw:style-name="gr66" draw:text-style-name="P6" draw:layer="layout" svg:width="5.715cm" svg:height="11.43cm" svg:x="4.44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4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5" draw:text-style-name="P11" draw:layer="layout" svg:width="4.244cm" svg:height="1.481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7cm" svg:y1="7.82cm" svg:x2="11.956cm" svg:y2="12.265cm">
            <text:p/>
          </draw:line>
          <draw:line draw:style-name="gr5" draw:text-style-name="P6" draw:layer="layout" svg:x1="9.347cm" svg:y1="9.12cm" svg:x2="11.956cm" svg:y2="12.265cm">
            <text:p/>
          </draw:line>
          <draw:line draw:style-name="gr5" draw:text-style-name="P6" draw:layer="layout" svg:x1="9.347cm" svg:y1="10.36cm" svg:x2="11.956cm" svg:y2="12.265cm">
            <text:p/>
          </draw:line>
          <draw:line draw:style-name="gr5" draw:text-style-name="P6" draw:layer="layout" svg:x1="9.347cm" svg:y1="11.36cm" svg:x2="11.925cm" svg:y2="12.09cm">
            <text:p/>
          </draw:line>
          <draw:line draw:style-name="gr5" draw:text-style-name="P6" draw:layer="layout" svg:x1="9.347cm" svg:y1="12.7cm" svg:x2="11.956cm" svg:y2="12.265cm">
            <text:p/>
          </draw:line>
          <draw:line draw:style-name="gr5" draw:text-style-name="P6" draw:layer="layout" svg:x1="9.347cm" svg:y1="13.7cm" svg:x2="11.956cm" svg:y2="12.265cm">
            <text:p/>
          </draw:line>
          <draw:line draw:style-name="gr5" draw:text-style-name="P6" draw:layer="layout" svg:x1="9.347cm" svg:y1="14.805cm" svg:x2="11.956cm" svg:y2="12.265cm">
            <text:p/>
          </draw:line>
          <draw:line draw:style-name="gr5" draw:text-style-name="P6" draw:layer="layout" svg:x1="9.347cm" svg:y1="15.806cm" svg:x2="11.956cm" svg:y2="12.265cm">
            <text:p/>
          </draw:line>
          <draw:line draw:style-name="gr5" draw:text-style-name="P6" draw:layer="layout" svg:x1="9.347cm" svg:y1="16.71cm" svg:x2="11.956cm" svg:y2="12.265cm">
            <text:p/>
          </draw:line>
        </draw:g>
        <draw:custom-shape draw:style-name="gr34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6cm" svg:y1="13.535cm" svg:x2="11.957cm" svg:y2="8.465cm">
          <text:p/>
        </draw:line>
        <draw:line draw:style-name="gr5" draw:text-style-name="P6" draw:layer="layout" svg:x1="9.416cm" svg:y1="14.805cm" svg:x2="11.957cm" svg:y2="8.465cm">
          <text:p/>
        </draw:line>
        <draw:line draw:style-name="gr5" draw:text-style-name="P6" draw:layer="layout" svg:x1="9.416cm" svg:y1="16.075cm" svg:x2="11.957cm" svg:y2="8.465cm">
          <text:p/>
        </draw:line>
        <draw:line draw:style-name="gr5" draw:text-style-name="P6" draw:layer="layout" svg:x1="9.348cm" svg:y1="7.56cm" svg:x2="11.926cm" svg:y2="8.29cm">
          <text:p/>
        </draw:line>
        <draw:line draw:style-name="gr5" draw:text-style-name="P6" draw:layer="layout" svg:x1="9.348cm" svg:y1="8.9cm" svg:x2="11.957cm" svg:y2="8.465cm">
          <text:p/>
        </draw:line>
        <draw:line draw:style-name="gr5" draw:text-style-name="P6" draw:layer="layout" svg:x1="9.348cm" svg:y1="9.9cm" svg:x2="11.957cm" svg:y2="8.465cm">
          <text:p/>
        </draw:line>
        <draw:line draw:style-name="gr5" draw:text-style-name="P6" draw:layer="layout" svg:x1="9.348cm" svg:y1="11.005cm" svg:x2="11.957cm" svg:y2="8.465cm">
          <text:p/>
        </draw:line>
        <draw:line draw:style-name="gr5" draw:text-style-name="P6" draw:layer="layout" svg:x1="9.348cm" svg:y1="12.006cm" svg:x2="11.957cm" svg:y2="8.465cm">
          <text:p/>
        </draw:line>
        <draw:line draw:style-name="gr5" draw:text-style-name="P6" draw:layer="layout" svg:x1="9.416cm" svg:y1="16.71cm" svg:x2="11.957cm" svg:y2="8.465cm">
          <text:p/>
        </draw:line>
        <draw:line draw:style-name="gr5" draw:text-style-name="P6" draw:layer="layout" svg:x1="9.348cm" svg:y1="12.32cm" svg:x2="11.957cm" svg:y2="16.765cm">
          <text:p/>
        </draw:line>
        <draw:line draw:style-name="gr5" draw:text-style-name="P6" draw:layer="layout" svg:x1="9.348cm" svg:y1="13.62cm" svg:x2="11.957cm" svg:y2="16.765cm">
          <text:p/>
        </draw:line>
        <draw:line draw:style-name="gr5" draw:text-style-name="P6" draw:layer="layout" svg:x1="9.348cm" svg:y1="14.86cm" svg:x2="11.957cm" svg:y2="16.765cm">
          <text:p/>
        </draw:line>
        <draw:line draw:style-name="gr5" draw:text-style-name="P6" draw:layer="layout" svg:x1="9.348cm" svg:y1="15.86cm" svg:x2="11.926cm" svg:y2="16.59cm">
          <text:p/>
        </draw:line>
        <draw:line draw:style-name="gr5" draw:text-style-name="P6" draw:layer="layout" svg:x1="9.348cm" svg:y1="17.2cm" svg:x2="11.957cm" svg:y2="16.765cm">
          <text:p/>
        </draw:line>
        <draw:line draw:style-name="gr5" draw:text-style-name="P6" draw:layer="layout" svg:x1="9.416cm" svg:y1="11.63cm" svg:x2="11.957cm" svg:y2="16.765cm">
          <text:p/>
        </draw:line>
        <draw:line draw:style-name="gr5" draw:text-style-name="P6" draw:layer="layout" svg:x1="9.416cm" svg:y1="10.36cm" svg:x2="11.957cm" svg:y2="16.765cm">
          <text:p/>
        </draw:line>
        <draw:line draw:style-name="gr5" draw:text-style-name="P6" draw:layer="layout" svg:x1="9.416cm" svg:y1="9.09cm" svg:x2="11.957cm" svg:y2="16.765cm">
          <text:p/>
        </draw:line>
        <draw:line draw:style-name="gr5" draw:text-style-name="P6" draw:layer="layout" svg:x1="9.416cm" svg:y1="7.82cm" svg:x2="11.957cm" svg:y2="16.765cm">
          <text:p/>
        </draw:line>
        <draw:custom-shape draw:style-name="gr34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1cm" svg:y1="8.455cm" svg:x2="16.506cm" svg:y2="12.265cm">
          <text:p/>
        </draw:line>
        <draw:line draw:style-name="gr5" draw:text-style-name="P6" draw:layer="layout" svg:x1="13.331cm" svg:y1="12.265cm" svg:x2="16.507cm" svg:y2="12.265cm">
          <text:p/>
        </draw:line>
        <draw:line draw:style-name="gr5" draw:text-style-name="P6" draw:layer="layout" svg:x1="13.331cm" svg:y1="16.71cm" svg:x2="16.507cm" svg:y2="12.265cm">
          <text:p/>
        </draw:line>
        <draw:line draw:style-name="gr5" draw:text-style-name="P6" draw:layer="layout" svg:x1="17.631cm" svg:y1="12.265cm" svg:x2="20.807cm" svg:y2="12.265cm">
          <text:p/>
        </draw:line>
        <draw:frame draw:style-name="gr29" draw:text-style-name="P11" draw:layer="layout" svg:width="0.972cm" svg:height="1.204cm" svg:x="12.096cm" svg:y="7.871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2.096cm" svg:y="11.672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2.096cm" svg:y="15.873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496cm" svg:y="11.574cm">
          <draw:text-box>
            <text:p><text:span text:style-name="T24">3</text:span></text:p>
          </draw:text-box>
        </draw:frame>
        <draw:frame draw:style-name="gr30" draw:text-style-name="P14" draw:layer="layout" svg:width="1.256cm" svg:height="1.204cm" svg:x="13.369cm" svg:y="7.51cm">
          <draw:text-box>
            <text:p><text:span text:style-name="T31">-1</text:span></text:p>
          </draw:text-box>
        </draw:frame>
        <draw:frame draw:style-name="gr29" draw:text-style-name="P14" draw:layer="layout" svg:width="0.972cm" svg:height="1.204cm" svg:x="13.369cm" svg:y="11.111cm">
          <draw:text-box>
            <text:p><text:span text:style-name="T31">1</text:span></text:p>
          </draw:text-box>
        </draw:frame>
        <draw:custom-shape draw:style-name="gr66" draw:text-style-name="P6" draw:layer="layout" svg:width="5.715cm" svg:height="11.43cm" svg:x="4.446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4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5" draw:text-style-name="P11" draw:layer="layout" svg:width="4.244cm" svg:height="1.481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7cm" svg:y1="7.82cm" svg:x2="11.956cm" svg:y2="12.265cm">
            <text:p/>
          </draw:line>
          <draw:line draw:style-name="gr5" draw:text-style-name="P6" draw:layer="layout" svg:x1="9.347cm" svg:y1="9.12cm" svg:x2="11.956cm" svg:y2="12.265cm">
            <text:p/>
          </draw:line>
          <draw:line draw:style-name="gr5" draw:text-style-name="P6" draw:layer="layout" svg:x1="9.347cm" svg:y1="10.36cm" svg:x2="11.956cm" svg:y2="12.265cm">
            <text:p/>
          </draw:line>
          <draw:line draw:style-name="gr5" draw:text-style-name="P6" draw:layer="layout" svg:x1="9.347cm" svg:y1="11.36cm" svg:x2="11.925cm" svg:y2="12.09cm">
            <text:p/>
          </draw:line>
          <draw:line draw:style-name="gr5" draw:text-style-name="P6" draw:layer="layout" svg:x1="9.347cm" svg:y1="12.7cm" svg:x2="11.956cm" svg:y2="12.265cm">
            <text:p/>
          </draw:line>
          <draw:line draw:style-name="gr5" draw:text-style-name="P6" draw:layer="layout" svg:x1="9.347cm" svg:y1="13.7cm" svg:x2="11.956cm" svg:y2="12.265cm">
            <text:p/>
          </draw:line>
          <draw:line draw:style-name="gr5" draw:text-style-name="P6" draw:layer="layout" svg:x1="9.347cm" svg:y1="14.805cm" svg:x2="11.956cm" svg:y2="12.265cm">
            <text:p/>
          </draw:line>
          <draw:line draw:style-name="gr5" draw:text-style-name="P6" draw:layer="layout" svg:x1="9.347cm" svg:y1="15.806cm" svg:x2="11.956cm" svg:y2="12.265cm">
            <text:p/>
          </draw:line>
          <draw:line draw:style-name="gr5" draw:text-style-name="P6" draw:layer="layout" svg:x1="9.347cm" svg:y1="16.71cm" svg:x2="11.956cm" svg:y2="12.265cm">
            <text:p/>
          </draw:line>
        </draw:g>
        <draw:custom-shape draw:style-name="gr34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6cm" svg:y1="13.535cm" svg:x2="11.957cm" svg:y2="8.465cm">
          <text:p/>
        </draw:line>
        <draw:line draw:style-name="gr5" draw:text-style-name="P6" draw:layer="layout" svg:x1="9.416cm" svg:y1="14.805cm" svg:x2="11.957cm" svg:y2="8.465cm">
          <text:p/>
        </draw:line>
        <draw:line draw:style-name="gr5" draw:text-style-name="P6" draw:layer="layout" svg:x1="9.416cm" svg:y1="16.075cm" svg:x2="11.957cm" svg:y2="8.465cm">
          <text:p/>
        </draw:line>
        <draw:line draw:style-name="gr5" draw:text-style-name="P6" draw:layer="layout" svg:x1="9.348cm" svg:y1="7.56cm" svg:x2="11.926cm" svg:y2="8.29cm">
          <text:p/>
        </draw:line>
        <draw:line draw:style-name="gr5" draw:text-style-name="P6" draw:layer="layout" svg:x1="9.348cm" svg:y1="8.9cm" svg:x2="11.957cm" svg:y2="8.465cm">
          <text:p/>
        </draw:line>
        <draw:line draw:style-name="gr5" draw:text-style-name="P6" draw:layer="layout" svg:x1="9.348cm" svg:y1="9.9cm" svg:x2="11.957cm" svg:y2="8.465cm">
          <text:p/>
        </draw:line>
        <draw:line draw:style-name="gr5" draw:text-style-name="P6" draw:layer="layout" svg:x1="9.348cm" svg:y1="11.005cm" svg:x2="11.957cm" svg:y2="8.465cm">
          <text:p/>
        </draw:line>
        <draw:line draw:style-name="gr5" draw:text-style-name="P6" draw:layer="layout" svg:x1="9.348cm" svg:y1="12.006cm" svg:x2="11.957cm" svg:y2="8.465cm">
          <text:p/>
        </draw:line>
        <draw:line draw:style-name="gr5" draw:text-style-name="P6" draw:layer="layout" svg:x1="9.416cm" svg:y1="16.71cm" svg:x2="11.957cm" svg:y2="8.465cm">
          <text:p/>
        </draw:line>
        <draw:line draw:style-name="gr5" draw:text-style-name="P6" draw:layer="layout" svg:x1="9.348cm" svg:y1="12.32cm" svg:x2="11.957cm" svg:y2="16.765cm">
          <text:p/>
        </draw:line>
        <draw:line draw:style-name="gr5" draw:text-style-name="P6" draw:layer="layout" svg:x1="9.348cm" svg:y1="13.62cm" svg:x2="11.957cm" svg:y2="16.765cm">
          <text:p/>
        </draw:line>
        <draw:line draw:style-name="gr5" draw:text-style-name="P6" draw:layer="layout" svg:x1="9.348cm" svg:y1="14.86cm" svg:x2="11.957cm" svg:y2="16.765cm">
          <text:p/>
        </draw:line>
        <draw:line draw:style-name="gr5" draw:text-style-name="P6" draw:layer="layout" svg:x1="9.348cm" svg:y1="15.86cm" svg:x2="11.926cm" svg:y2="16.59cm">
          <text:p/>
        </draw:line>
        <draw:line draw:style-name="gr5" draw:text-style-name="P6" draw:layer="layout" svg:x1="9.348cm" svg:y1="17.2cm" svg:x2="11.957cm" svg:y2="16.765cm">
          <text:p/>
        </draw:line>
        <draw:line draw:style-name="gr5" draw:text-style-name="P6" draw:layer="layout" svg:x1="9.416cm" svg:y1="11.63cm" svg:x2="11.957cm" svg:y2="16.765cm">
          <text:p/>
        </draw:line>
        <draw:line draw:style-name="gr5" draw:text-style-name="P6" draw:layer="layout" svg:x1="9.416cm" svg:y1="10.36cm" svg:x2="11.957cm" svg:y2="16.765cm">
          <text:p/>
        </draw:line>
        <draw:line draw:style-name="gr5" draw:text-style-name="P6" draw:layer="layout" svg:x1="9.416cm" svg:y1="9.09cm" svg:x2="11.957cm" svg:y2="16.765cm">
          <text:p/>
        </draw:line>
        <draw:line draw:style-name="gr5" draw:text-style-name="P6" draw:layer="layout" svg:x1="9.416cm" svg:y1="7.82cm" svg:x2="11.957cm" svg:y2="16.765cm">
          <text:p/>
        </draw:line>
        <draw:custom-shape draw:style-name="gr34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1cm" svg:y1="8.455cm" svg:x2="16.506cm" svg:y2="12.265cm">
          <text:p/>
        </draw:line>
        <draw:line draw:style-name="gr5" draw:text-style-name="P6" draw:layer="layout" svg:x1="13.331cm" svg:y1="12.265cm" svg:x2="16.507cm" svg:y2="12.265cm">
          <text:p/>
        </draw:line>
        <draw:line draw:style-name="gr5" draw:text-style-name="P6" draw:layer="layout" svg:x1="13.331cm" svg:y1="16.71cm" svg:x2="16.507cm" svg:y2="12.265cm">
          <text:p/>
        </draw:line>
        <draw:line draw:style-name="gr5" draw:text-style-name="P6" draw:layer="layout" svg:x1="17.631cm" svg:y1="12.265cm" svg:x2="20.807cm" svg:y2="12.265cm">
          <text:p/>
        </draw:line>
        <draw:frame draw:style-name="gr29" draw:text-style-name="P11" draw:layer="layout" svg:width="0.972cm" svg:height="1.204cm" svg:x="12.096cm" svg:y="7.871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2.096cm" svg:y="11.672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2.096cm" svg:y="15.873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496cm" svg:y="11.574cm">
          <draw:text-box>
            <text:p><text:span text:style-name="T24">3</text:span></text:p>
          </draw:text-box>
        </draw:frame>
        <draw:frame draw:style-name="gr30" draw:text-style-name="P14" draw:layer="layout" svg:width="1.256cm" svg:height="1.204cm" svg:x="13.369cm" svg:y="7.51cm">
          <draw:text-box>
            <text:p><text:span text:style-name="T31">-1</text:span></text:p>
          </draw:text-box>
        </draw:frame>
        <draw:frame draw:style-name="gr29" draw:text-style-name="P14" draw:layer="layout" svg:width="0.972cm" svg:height="1.204cm" svg:x="13.369cm" svg:y="11.111cm">
          <draw:text-box>
            <text:p><text:span text:style-name="T31">1</text:span></text:p>
          </draw:text-box>
        </draw:frame>
        <draw:frame draw:style-name="gr29" draw:text-style-name="P14" draw:layer="layout" svg:width="0.972cm" svg:height="1.204cm" svg:x="13.369cm" svg:y="16.312cm">
          <draw:text-box>
            <text:p><text:span text:style-name="T31">1</text:span></text:p>
          </draw:text-box>
        </draw:frame>
        <draw:custom-shape draw:style-name="gr66" draw:text-style-name="P6" draw:layer="layout" svg:width="5.715cm" svg:height="11.43cm" svg:x="4.446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による予測</text:p>
          </draw:text-box>
        </draw:frame>
        <draw:frame presentation:style-name="pr14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各パーセプトロンの値を前の層の結果に基づいて計算</text:p>
              </text:list-item>
            </text:list>
          </draw:text-box>
        </draw:frame>
        <draw:frame draw:style-name="gr35" draw:text-style-name="P11" draw:layer="layout" svg:width="4.244cm" svg:height="1.481cm" svg:x="4.972cm" svg:y="7.185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972cm" svg:y="8.36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2cm" svg:y="12.005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972cm" svg:y="9.56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103cm" svg:y="13.11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5.101cm" svg:y="10.835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5.072cm" svg:y="14.21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5.073cm" svg:y="15.41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5.074cm" svg:y="16.61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347cm" svg:y1="7.82cm" svg:x2="11.956cm" svg:y2="12.265cm">
            <text:p/>
          </draw:line>
          <draw:line draw:style-name="gr5" draw:text-style-name="P6" draw:layer="layout" svg:x1="9.347cm" svg:y1="9.12cm" svg:x2="11.956cm" svg:y2="12.265cm">
            <text:p/>
          </draw:line>
          <draw:line draw:style-name="gr5" draw:text-style-name="P6" draw:layer="layout" svg:x1="9.347cm" svg:y1="10.36cm" svg:x2="11.956cm" svg:y2="12.265cm">
            <text:p/>
          </draw:line>
          <draw:line draw:style-name="gr5" draw:text-style-name="P6" draw:layer="layout" svg:x1="9.347cm" svg:y1="11.36cm" svg:x2="11.925cm" svg:y2="12.09cm">
            <text:p/>
          </draw:line>
          <draw:line draw:style-name="gr5" draw:text-style-name="P6" draw:layer="layout" svg:x1="9.347cm" svg:y1="12.7cm" svg:x2="11.956cm" svg:y2="12.265cm">
            <text:p/>
          </draw:line>
          <draw:line draw:style-name="gr5" draw:text-style-name="P6" draw:layer="layout" svg:x1="9.347cm" svg:y1="13.7cm" svg:x2="11.956cm" svg:y2="12.265cm">
            <text:p/>
          </draw:line>
          <draw:line draw:style-name="gr5" draw:text-style-name="P6" draw:layer="layout" svg:x1="9.347cm" svg:y1="14.805cm" svg:x2="11.956cm" svg:y2="12.265cm">
            <text:p/>
          </draw:line>
          <draw:line draw:style-name="gr5" draw:text-style-name="P6" draw:layer="layout" svg:x1="9.347cm" svg:y1="15.806cm" svg:x2="11.956cm" svg:y2="12.265cm">
            <text:p/>
          </draw:line>
          <draw:line draw:style-name="gr5" draw:text-style-name="P6" draw:layer="layout" svg:x1="9.347cm" svg:y1="16.71cm" svg:x2="11.956cm" svg:y2="12.265cm">
            <text:p/>
          </draw:line>
        </draw:g>
        <draw:custom-shape draw:style-name="gr34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6cm" svg:y1="13.535cm" svg:x2="11.957cm" svg:y2="8.465cm">
          <text:p/>
        </draw:line>
        <draw:line draw:style-name="gr5" draw:text-style-name="P6" draw:layer="layout" svg:x1="9.416cm" svg:y1="14.805cm" svg:x2="11.957cm" svg:y2="8.465cm">
          <text:p/>
        </draw:line>
        <draw:line draw:style-name="gr5" draw:text-style-name="P6" draw:layer="layout" svg:x1="9.416cm" svg:y1="16.075cm" svg:x2="11.957cm" svg:y2="8.465cm">
          <text:p/>
        </draw:line>
        <draw:line draw:style-name="gr5" draw:text-style-name="P6" draw:layer="layout" svg:x1="9.348cm" svg:y1="7.56cm" svg:x2="11.926cm" svg:y2="8.29cm">
          <text:p/>
        </draw:line>
        <draw:line draw:style-name="gr5" draw:text-style-name="P6" draw:layer="layout" svg:x1="9.348cm" svg:y1="8.9cm" svg:x2="11.957cm" svg:y2="8.465cm">
          <text:p/>
        </draw:line>
        <draw:line draw:style-name="gr5" draw:text-style-name="P6" draw:layer="layout" svg:x1="9.348cm" svg:y1="9.9cm" svg:x2="11.957cm" svg:y2="8.465cm">
          <text:p/>
        </draw:line>
        <draw:line draw:style-name="gr5" draw:text-style-name="P6" draw:layer="layout" svg:x1="9.348cm" svg:y1="11.005cm" svg:x2="11.957cm" svg:y2="8.465cm">
          <text:p/>
        </draw:line>
        <draw:line draw:style-name="gr5" draw:text-style-name="P6" draw:layer="layout" svg:x1="9.348cm" svg:y1="12.006cm" svg:x2="11.957cm" svg:y2="8.465cm">
          <text:p/>
        </draw:line>
        <draw:line draw:style-name="gr5" draw:text-style-name="P6" draw:layer="layout" svg:x1="9.416cm" svg:y1="16.71cm" svg:x2="11.957cm" svg:y2="8.465cm">
          <text:p/>
        </draw:line>
        <draw:line draw:style-name="gr5" draw:text-style-name="P6" draw:layer="layout" svg:x1="9.348cm" svg:y1="12.32cm" svg:x2="11.957cm" svg:y2="16.765cm">
          <text:p/>
        </draw:line>
        <draw:line draw:style-name="gr5" draw:text-style-name="P6" draw:layer="layout" svg:x1="9.348cm" svg:y1="13.62cm" svg:x2="11.957cm" svg:y2="16.765cm">
          <text:p/>
        </draw:line>
        <draw:line draw:style-name="gr5" draw:text-style-name="P6" draw:layer="layout" svg:x1="9.348cm" svg:y1="14.86cm" svg:x2="11.957cm" svg:y2="16.765cm">
          <text:p/>
        </draw:line>
        <draw:line draw:style-name="gr5" draw:text-style-name="P6" draw:layer="layout" svg:x1="9.348cm" svg:y1="15.86cm" svg:x2="11.926cm" svg:y2="16.59cm">
          <text:p/>
        </draw:line>
        <draw:line draw:style-name="gr5" draw:text-style-name="P6" draw:layer="layout" svg:x1="9.348cm" svg:y1="17.2cm" svg:x2="11.957cm" svg:y2="16.765cm">
          <text:p/>
        </draw:line>
        <draw:line draw:style-name="gr5" draw:text-style-name="P6" draw:layer="layout" svg:x1="9.416cm" svg:y1="11.63cm" svg:x2="11.957cm" svg:y2="16.765cm">
          <text:p/>
        </draw:line>
        <draw:line draw:style-name="gr5" draw:text-style-name="P6" draw:layer="layout" svg:x1="9.416cm" svg:y1="10.36cm" svg:x2="11.957cm" svg:y2="16.765cm">
          <text:p/>
        </draw:line>
        <draw:line draw:style-name="gr5" draw:text-style-name="P6" draw:layer="layout" svg:x1="9.416cm" svg:y1="9.09cm" svg:x2="11.957cm" svg:y2="16.765cm">
          <text:p/>
        </draw:line>
        <draw:line draw:style-name="gr5" draw:text-style-name="P6" draw:layer="layout" svg:x1="9.416cm" svg:y1="7.82cm" svg:x2="11.957cm" svg:y2="16.765cm">
          <text:p/>
        </draw:line>
        <draw:custom-shape draw:style-name="gr34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1cm" svg:y1="8.455cm" svg:x2="16.506cm" svg:y2="12.265cm">
          <text:p/>
        </draw:line>
        <draw:line draw:style-name="gr5" draw:text-style-name="P6" draw:layer="layout" svg:x1="13.331cm" svg:y1="12.265cm" svg:x2="16.507cm" svg:y2="12.265cm">
          <text:p/>
        </draw:line>
        <draw:line draw:style-name="gr5" draw:text-style-name="P6" draw:layer="layout" svg:x1="13.331cm" svg:y1="16.71cm" svg:x2="16.507cm" svg:y2="12.265cm">
          <text:p/>
        </draw:line>
        <draw:line draw:style-name="gr5" draw:text-style-name="P6" draw:layer="layout" svg:x1="17.631cm" svg:y1="12.265cm" svg:x2="20.807cm" svg:y2="12.265cm">
          <text:p/>
        </draw:line>
        <draw:frame draw:style-name="gr29" draw:text-style-name="P11" draw:layer="layout" svg:width="0.972cm" svg:height="1.204cm" svg:x="12.096cm" svg:y="7.871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2.096cm" svg:y="11.672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2.096cm" svg:y="15.873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496cm" svg:y="11.574cm">
          <draw:text-box>
            <text:p><text:span text:style-name="T24">3</text:span></text:p>
          </draw:text-box>
        </draw:frame>
        <draw:frame draw:style-name="gr30" draw:text-style-name="P14" draw:layer="layout" svg:width="1.256cm" svg:height="1.204cm" svg:x="13.369cm" svg:y="7.51cm">
          <draw:text-box>
            <text:p><text:span text:style-name="T31">-1</text:span></text:p>
          </draw:text-box>
        </draw:frame>
        <draw:frame draw:style-name="gr29" draw:text-style-name="P14" draw:layer="layout" svg:width="0.972cm" svg:height="1.204cm" svg:x="13.369cm" svg:y="11.111cm">
          <draw:text-box>
            <text:p><text:span text:style-name="T31">1</text:span></text:p>
          </draw:text-box>
        </draw:frame>
        <draw:frame draw:style-name="gr29" draw:text-style-name="P14" draw:layer="layout" svg:width="0.972cm" svg:height="1.204cm" svg:x="13.369cm" svg:y="16.312cm">
          <draw:text-box>
            <text:p><text:span text:style-name="T31">1</text:span></text:p>
          </draw:text-box>
        </draw:frame>
        <draw:frame draw:style-name="gr30" draw:text-style-name="P14" draw:layer="layout" svg:width="1.256cm" svg:height="1.204cm" svg:x="17.669cm" svg:y="11.113cm">
          <draw:text-box>
            <text:p><text:span text:style-name="T31">-1</text:span></text:p>
          </draw:text-box>
        </draw:frame>
        <draw:custom-shape draw:style-name="gr66" draw:text-style-name="P6" draw:layer="layout" svg:width="5.08cm" svg:height="11.43cm" svg:x="10.16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7" draw:layer="layout" svg:width="25.199cm" svg:height="3.237cm" svg:x="1.27cm" svg:y="1.874cm" presentation:class="title" presentation:user-transformed="true">
          <draw:text-box>
            <text:p>復習：<text:line-break/>単一のパーセプトロンの予測コード</text:p>
          </draw:text-box>
        </draw:frame>
        <draw:frame draw:style-name="gr67" draw:text-style-name="P11" draw:layer="layout" svg:width="21.102cm" svg:height="8.98cm" svg:x="1.271cm" svg:y="6.281cm">
          <draw:text-box>
            <text:p><text:span text:style-name="T58">predict_one</text:span><text:span text:style-name="T32">(</text:span><text:span text:style-name="T59">w</text:span><text:span text:style-name="T55">, </text:span><text:span text:style-name="T60">phi</text:span><text:span text:style-name="T32">)</text:span></text:p>
            <text:p><text:span text:style-name="T25"><text:s text:c="5"/></text:span><text:span text:style-name="T55">score</text:span><text:span text:style-name="T32"> = 0</text:span></text:p>
            <text:p><text:span text:style-name="T24"><text:tab/></text:span><text:span text:style-name="T61">for each</text:span><text:span text:style-name="T24"> </text:span><text:span text:style-name="T62">name</text:span><text:span text:style-name="T24">, </text:span><text:span text:style-name="T62">value</text:span><text:span text:style-name="T24"> </text:span><text:span text:style-name="T61">in</text:span><text:span text:style-name="T24"> </text:span><text:span text:style-name="T60">phi</text:span><text:span text:style-name="T62"> <text:s text:c="10"/></text:span><text:span text:style-name="T63"># score = w*φ(x)</text:span></text:p>
            <text:p><text:span text:style-name="T62"><text:tab/></text:span><text:span text:style-name="T62"><text:tab/></text:span><text:span text:style-name="T64">if</text:span><text:span text:style-name="T65"> </text:span><text:span text:style-name="T66">name</text:span><text:span text:style-name="T65"> </text:span><text:span text:style-name="T64">exists in</text:span><text:span text:style-name="T65"> </text:span><text:span text:style-name="T67">w</text:span></text:p>
            <text:p><text:span text:style-name="T66"><text:tab/></text:span><text:span text:style-name="T66"><text:tab/></text:span><text:span text:style-name="T66"><text:tab/></text:span><text:span text:style-name="T66">score</text:span><text:span text:style-name="T65"> += </text:span><text:span text:style-name="T66">value</text:span><text:span text:style-name="T65"> * </text:span><text:span text:style-name="T67">w</text:span><text:span text:style-name="T65">[</text:span><text:span text:style-name="T66">name</text:span><text:span text:style-name="T65">]</text:span></text:p>
            <text:p><text:span text:style-name="T65"><text:tab/></text:span><text:span text:style-name="T64">if</text:span><text:span text:style-name="T65"> </text:span><text:span text:style-name="T66">score</text:span><text:span text:style-name="T65"> &gt;= 0</text:span></text:p>
            <text:p><text:span text:style-name="T65"><text:tab/></text:span><text:span text:style-name="T65"><text:tab/></text:span><text:span text:style-name="T64">return</text:span><text:span text:style-name="T65"> 1</text:span></text:p>
            <text:p><text:span text:style-name="T65"><text:tab/></text:span><text:span text:style-name="T64">else</text:span></text:p>
            <text:p><text:span text:style-name="T65"><text:tab/></text:span><text:span text:style-name="T65"><text:tab/></text:span><text:span text:style-name="T64">return</text:span><text:span text:style-name="T65"> -1</text:span></text:p>
          </draw:text-box>
        </draw:frame>
        <draw:custom-shape draw:style-name="gr2" draw:text-style-name="P6" draw:layer="layout" svg:width="23.06cm" svg:height="9.725cm" svg:x="1.27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ニューラルネットの予測コード</text:p>
          </draw:text-box>
        </draw:frame>
        <draw:frame draw:style-name="gr68" draw:text-style-name="P11" draw:layer="layout" svg:width="20.036cm" svg:height="9.321cm" svg:x="1.271cm" svg:y="6.282cm">
          <draw:text-box>
            <text:p><text:span text:style-name="T58">predict_nn</text:span><text:span text:style-name="T32">(</text:span><text:span text:style-name="T59">network</text:span><text:span text:style-name="T55">, </text:span><text:span text:style-name="T60">phi</text:span><text:span text:style-name="T32">)</text:span></text:p>
            <text:p><text:span text:style-name="T68"><text:tab/></text:span><text:span text:style-name="T69">y</text:span><text:span text:style-name="T55"> = </text:span><text:span text:style-name="T70">[ </text:span><text:span text:style-name="T60">phi</text:span><text:span text:style-name="T70">, {}, {} … ] </text:span><text:span text:style-name="T63"># </text:span><text:span text:style-name="T63">各層の値</text:span><text:span text:style-name="T63"><text:line-break/></text:span><text:span text:style-name="T63"><text:tab/></text:span><text:span text:style-name="T71">for each</text:span><text:span text:style-name="T70"> node </text:span><text:span text:style-name="T55">i</text:span><text:span text:style-name="T70">:</text:span><text:span text:style-name="T70"><text:line-break/></text:span><text:span text:style-name="T70"><text:tab/></text:span><text:span text:style-name="T70"><text:tab/></text:span><text:span text:style-name="T55">layer, weight = </text:span><text:span text:style-name="T59">network</text:span><text:span text:style-name="T72">[i]</text:span><text:span text:style-name="T70"><text:line-break/></text:span><text:span text:style-name="T70"> <text:s text:c="4"/></text:span><text:span text:style-name="T70"><text:tab/></text:span><text:span text:style-name="T70"><text:tab/></text:span><text:span text:style-name="T63"># </text:span><text:span text:style-name="T63">前の層の値に基づいて値を計算</text:span><text:span text:style-name="T70"><text:line-break/></text:span><text:span text:style-name="T70"><text:tab/></text:span><text:span text:style-name="T70"><text:tab/></text:span><text:span text:style-name="T55">answer</text:span><text:span text:style-name="T70"> = </text:span><text:span text:style-name="T73">predict_one(</text:span><text:span text:style-name="T74">weight</text:span><text:span text:style-name="T75">,</text:span><text:span text:style-name="T76"> </text:span><text:span text:style-name="T77">y</text:span><text:span text:style-name="T75">[layer-1</text:span><text:span text:style-name="T78">]</text:span><text:span text:style-name="T79">)</text:span></text:p>
            <text:p><text:span text:style-name="T79"><text:tab/></text:span><text:span text:style-name="T79"><text:tab/></text:span><text:span text:style-name="T25"># </text:span><text:span text:style-name="T25">次の層に計算された値を保存</text:span><text:span text:style-name="T79"><text:line-break/></text:span><text:span text:style-name="T79"><text:tab/></text:span><text:span text:style-name="T79"><text:tab/></text:span><text:span text:style-name="T80">y</text:span><text:span text:style-name="T79">[</text:span><text:span text:style-name="T81">layer</text:span><text:span text:style-name="T79">][</text:span><text:span text:style-name="T81">i</text:span><text:span text:style-name="T79">] = </text:span><text:span text:style-name="T81">answer</text:span><text:span text:style-name="T79"><text:line-break/></text:span><text:span text:style-name="T79"><text:tab/></text:span><text:span text:style-name="T82">return</text:span><text:span text:style-name="T79"> </text:span><text:span text:style-name="T83">y</text:span><text:span text:style-name="T79">[-1][0] </text:span><text:span text:style-name="T25"># </text:span><text:span text:style-name="T25">最後の層のパーセプトロンの値</text:span></text:p>
          </draw:text-box>
        </draw:frame>
        <draw:custom-shape draw:style-name="gr2" draw:text-style-name="P6" draw:layer="layout" svg:width="23.06cm" svg:height="9.725cm" svg:x="1.27cm" svg:y="6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draw:style-name="gr69" draw:layer="layout" svg:width="15.999cm" svg:height="7.05cm" svg:x="11.08cm" svg:y="5.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パーセプトロンの関数</text:p>
          </draw:text-box>
        </draw:frame>
        <draw:frame presentation:style-name="pr12" draw:layer="layout" svg:width="25.199cm" svg:height="13.86cm" svg:x="1.471cm" svg:y="5.28cm" presentation:class="outline" presentation:user-transformed="true">
          <draw:text-box>
            <text:list text:style-name="L2">
              <text:list-item>
                <text:p>今までの話はstep関数を利用<text:line-break/><text:line-break/><text:line-break/><text:line-break/><text:line-break/></text:p>
              </text:list-item>
              <text:list-item>
                <text:p>step関数を微分できない→tanhを利用</text:p>
              </text:list-item>
            </text:list>
          </draw:text-box>
        </draw:frame>
        <draw:frame draw:style-name="gr10" draw:layer="layout" svg:width="10.534cm" svg:height="1.648cm" svg:x="0.44cm" svg:y="7.8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9" draw:layer="layout" svg:width="15.999cm" svg:height="7.139cm" svg:x="11.306cm" svg:y="13.8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layer="layout" svg:width="10.661cm" svg:height="1.648cm" svg:x="0.44cm" svg:y="15.15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0" draw:text-style-name="P11" draw:layer="layout" svg:width="8.795cm" svg:height="3.11cm" svg:x="1.27cm" svg:y="17.717cm">
          <draw:text-box>
            <text:p><text:span text:style-name="T10">Python:</text:span></text:p>
            <text:p><text:span text:style-name="T24">from math import tanh</text:span></text:p>
            <text:p><text:span text:style-name="T24">tanh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tanhを用いたパーセプトロン学習</text:p>
          </draw:text-box>
        </draw:frame>
        <draw:frame presentation:style-name="pr15" draw:layer="layout" svg:width="25.199cm" svg:height="13.656cm" svg:x="1.471cm" svg:y="5.08cm" presentation:class="outline" presentation:user-transformed="true">
          <draw:text-box>
            <text:list text:style-name="L2">
              <text:list-item>
                <text:p>エラーを計算:<text:line-break/><text:line-break/><text:line-break/><text:line-break/></text:p>
              </text:list-item>
              <text:list-item>
                <text:p>各重みを更新:<text:line-break/><text:line-break/><text:line-break/></text:p>
              </text:list-item>
              <text:list-item>
                <text:p>λは学習率</text:p>
              </text:list-item>
              <text:list-item>
                <text:p>(step関数パーセプトロンでは δ = -2 or +2, λ = 1/2)</text:p>
              </text:list-item>
            </text:list>
          </draw:text-box>
        </draw:frame>
        <draw:frame draw:style-name="gr71" draw:text-style-name="P11" draw:layer="layout" svg:width="3.706cm" svg:height="1.204cm" svg:x="11.513cm" svg:y="6.625cm">
          <draw:text-box>
            <text:p><text:span text:style-name="T62">δ</text:span><text:span text:style-name="T24"> = </text:span><text:span text:style-name="T31">y'</text:span><text:span text:style-name="T24"> - </text:span><text:span text:style-name="T31">y</text:span></text:p>
          </draw:text-box>
        </draw:frame>
        <draw:frame draw:style-name="gr6" draw:text-style-name="P11" draw:layer="layout" svg:width="2.195cm" svg:height="1.242cm" svg:x="10.228cm" svg:y="8.63cm">
          <draw:text-box>
            <text:p><text:span text:style-name="T24">正解</text:span></text:p>
          </draw:text-box>
        </draw:frame>
        <draw:frame draw:style-name="gr72" draw:text-style-name="P11" draw:layer="layout" svg:width="5.582cm" svg:height="1.242cm" svg:x="14.829cm" svg:y="8.631cm">
          <draw:text-box>
            <text:p><text:span text:style-name="T24">システム出力</text:span></text:p>
          </draw:text-box>
        </draw:frame>
        <draw:line draw:style-name="gr5" draw:text-style-name="P6" draw:layer="layout" svg:x1="11.965cm" svg:y1="8.755cm" svg:x2="13.235cm" svg:y2="8.12cm">
          <text:p/>
        </draw:line>
        <draw:line draw:style-name="gr5" draw:text-style-name="P6" draw:layer="layout" svg:x1="15.965cm" svg:y1="8.756cm" svg:x2="15.24cm" svg:y2="7.92cm">
          <text:p/>
        </draw:line>
        <draw:frame draw:style-name="gr10" draw:layer="layout" svg:width="10.805cm" svg:height="1.647cm" svg:x="8.755cm" svg:y="12.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問題：正解は分からない！</text:p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Nでは出力層のみで正解が与えられる</text:p>
              </text:list-item>
            </text:list>
          </draw:text-box>
        </draw:frame>
        <draw:frame draw:style-name="gr35" draw:text-style-name="P11" draw:layer="layout" svg:width="4.244cm" svg:height="1.481cm" svg:x="4.72cm" svg:y="7.59cm">
          <draw:text-box>
            <text:p><text:span text:style-name="T22">φ</text:span><text:span text:style-name="T23">“A”</text:span><text:span text:style-name="T24"><text:tab/>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72cm" svg:y="8.765cm">
          <draw:text-box>
            <text:p><text:span text:style-name="T22">φ</text:span><text:span text:style-name="T23">“site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cm" svg:y="12.41cm">
          <draw:text-box>
            <text:p><text:span text:style-name="T22">φ</text:span><text:span text:style-name="T23">“,”</text:span><text:span text:style-name="T23"><text:tab/></text:span><text:span text:style-name="T24"><text:tab/></text:span><text:span text:style-name="T24">= 2</text:span></text:p>
          </draw:text-box>
        </draw:frame>
        <draw:frame draw:style-name="gr35" draw:text-style-name="P11" draw:layer="layout" svg:width="4.244cm" svg:height="1.481cm" svg:x="4.72cm" svg:y="9.965cm">
          <draw:text-box>
            <text:p><text:span text:style-name="T22">φ</text:span><text:span text:style-name="T23">“located”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51cm" svg:y="13.515cm">
          <draw:text-box>
            <text:p><text:span text:style-name="T22">φ</text:span><text:span text:style-name="T23">“in”</text:span><text:span text:style-name="T24"><text:tab/></text:span><text:span text:style-name="T24"><text:tab/></text:span><text:span text:style-name="T24">= 1</text:span></text:p>
          </draw:text-box>
        </draw:frame>
        <draw:frame draw:style-name="gr36" draw:text-style-name="P11" draw:layer="layout" svg:width="4.341cm" svg:height="1.481cm" svg:x="4.849cm" svg:y="11.24cm">
          <draw:text-box>
            <text:p><text:span text:style-name="T22">φ</text:span><text:span text:style-name="T23">“Maizuru”</text:span><text:span text:style-name="T24">= 1</text:span></text:p>
          </draw:text-box>
        </draw:frame>
        <draw:frame draw:style-name="gr35" draw:text-style-name="P11" draw:layer="layout" svg:width="4.244cm" svg:height="1.481cm" svg:x="4.82cm" svg:y="14.615cm">
          <draw:text-box>
            <text:p><text:span text:style-name="T22">φ</text:span><text:span text:style-name="T23">“Kyoto”</text:span><text:span text:style-name="T24"> </text:span><text:span text:style-name="T24"><text:tab/></text:span><text:span text:style-name="T24">= 1</text:span></text:p>
          </draw:text-box>
        </draw:frame>
        <draw:frame draw:style-name="gr35" draw:text-style-name="P11" draw:layer="layout" svg:width="4.244cm" svg:height="1.481cm" svg:x="4.821cm" svg:y="15.815cm">
          <draw:text-box>
            <text:p><text:span text:style-name="T22">φ</text:span><text:span text:style-name="T23">“priest”</text:span><text:span text:style-name="T24"> </text:span><text:span text:style-name="T24"><text:tab/></text:span><text:span text:style-name="T24">= 0</text:span></text:p>
          </draw:text-box>
        </draw:frame>
        <draw:frame draw:style-name="gr35" draw:text-style-name="P11" draw:layer="layout" svg:width="4.244cm" svg:height="1.481cm" svg:x="4.822cm" svg:y="17.015cm">
          <draw:text-box>
            <text:p><text:span text:style-name="T22">φ</text:span><text:span text:style-name="T23">“black”</text:span><text:span text:style-name="T24"> </text:span><text:span text:style-name="T24"><text:tab/></text:span><text:span text:style-name="T24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34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34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29" draw:text-style-name="P11" draw:layer="layout" svg:width="0.972cm" svg:height="1.204cm" svg:x="11.844cm" svg:y="8.276cm">
          <draw:text-box>
            <text:p><text:span text:style-name="T24">0</text:span></text:p>
          </draw:text-box>
        </draw:frame>
        <draw:frame draw:style-name="gr29" draw:text-style-name="P11" draw:layer="layout" svg:width="0.972cm" svg:height="1.204cm" svg:x="11.844cm" svg:y="12.077cm">
          <draw:text-box>
            <text:p><text:span text:style-name="T24">1</text:span></text:p>
          </draw:text-box>
        </draw:frame>
        <draw:frame draw:style-name="gr29" draw:text-style-name="P11" draw:layer="layout" svg:width="0.972cm" svg:height="1.204cm" svg:x="11.844cm" svg:y="16.278cm">
          <draw:text-box>
            <text:p><text:span text:style-name="T24">2</text:span></text:p>
          </draw:text-box>
        </draw:frame>
        <draw:frame draw:style-name="gr29" draw:text-style-name="P11" draw:layer="layout" svg:width="0.972cm" svg:height="1.204cm" svg:x="16.244cm" svg:y="11.979cm">
          <draw:text-box>
            <text:p><text:span text:style-name="T24">3</text:span></text:p>
          </draw:text-box>
        </draw:frame>
        <draw:frame draw:style-name="gr73" draw:text-style-name="P11" draw:layer="layout" svg:width="2.648cm" svg:height="2.157cm" svg:x="20.53cm" svg:y="11.451cm">
          <draw:text-box>
            <text:p><text:span text:style-name="T31">y'</text:span><text:span text:style-name="T24"> = 1</text:span></text:p>
            <text:p><text:span text:style-name="T31">y</text:span><text:span text:style-name="T24"> = -1</text:span></text:p>
          </draw:text-box>
        </draw:frame>
        <draw:frame draw:style-name="gr74" draw:text-style-name="P11" draw:layer="layout" svg:width="2.604cm" svg:height="2.157cm" svg:x="14.141cm" svg:y="15.561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75" draw:text-style-name="P11" draw:layer="layout" svg:width="2.525cm" svg:height="2.157cm" svg:x="12.942cm" svg:y="11.462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draw:frame draw:style-name="gr75" draw:text-style-name="P11" draw:layer="layout" svg:width="2.525cm" svg:height="2.157cm" svg:x="13.643cm" svg:y="7.363cm">
          <draw:text-box>
            <text:p><text:span text:style-name="T31">y'</text:span><text:span text:style-name="T24"> = ?</text:span></text:p>
            <text:p><text:span text:style-name="T31">y</text:span><text:span text:style-name="T24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draw:style-name="gr69" draw:layer="layout" svg:width="15.999cm" svg:height="4.429cm" svg:x="5.5cm" svg:y="10.8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解決策：逆伝搬法</text:p>
          </draw:text-box>
        </draw:frame>
        <draw:frame presentation:style-name="pr16" draw:layer="layout" svg:width="25.199cm" svg:height="13.998cm" svg:x="1.471cm" svg:y="4.445cm" presentation:class="outline" presentation:user-transformed="true">
          <draw:text-box>
            <text:list text:style-name="L2">
              <text:list-item>
                <text:p>出力層からエラーを後ろへ伝搬<text:line-break/><text:line-break/><text:line-break/><text:line-break/></text:p>
              </text:list-item>
              <text:list-item>
                <text:p>tanhの勾配も考慮<text:line-break/><text:line-break/><text:line-break/><text:line-break/><text:line-break/><text:line-break/></text:p>
              </text:list-item>
              <text:list-item>
                <text:p>合わせて：</text:p>
              </text:list-item>
            </text:list>
          </draw:text-box>
        </draw:frame>
        <draw:custom-shape draw:style-name="gr34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625cm" svg:x2="6.985cm" svg:y2="7.895cm">
          <text:p/>
        </draw:line>
        <draw:line draw:style-name="gr5" draw:text-style-name="P6" draw:layer="layout" svg:x1="9.525cm" svg:y1="8.53cm" svg:x2="7.1cm" svg:y2="7.965cm">
          <text:p/>
        </draw:line>
        <draw:line draw:style-name="gr5" draw:text-style-name="P6" draw:layer="layout" svg:x1="9.525cm" svg:y1="7.895cm" svg:x2="6.985cm" svg:y2="7.895cm">
          <text:p/>
        </draw:line>
        <draw:frame draw:style-name="gr76" draw:layer="layout" svg:width="2.678cm" svg:height="0.962cm" svg:x="11.035cm" svg:y="5.955cm">
          <draw:text-box>
            <text:p>δ = -0.9</text:p>
          </draw:text-box>
        </draw:frame>
        <draw:frame draw:style-name="gr77" draw:layer="layout" svg:width="2.466cm" svg:height="0.962cm" svg:x="11.035cm" svg:y="7.155cm">
          <draw:text-box>
            <text:p>δ = 0.2</text:p>
          </draw:text-box>
        </draw:frame>
        <draw:frame draw:style-name="gr77" draw:layer="layout" svg:width="2.466cm" svg:height="0.962cm" svg:x="11.035cm" svg:y="8.455cm">
          <draw:text-box>
            <text:p>δ = 0.4</text:p>
          </draw:text-box>
        </draw:frame>
        <draw:custom-shape draw:style-name="gr78" draw:text-style-name="P6" draw:layer="layout" svg:width="1.27cm" svg:height="2.54cm" svg:x="5.84cm" svg:y="6.72cm">
          <text:p text:style-name="P6">j</text:p>
          <draw:enhanced-geometry svg:viewBox="0 0 21600 21600" draw:type="rectangle" draw:enhanced-path="M 0 0 L 21600 0 21600 21600 0 21600 0 0 Z N"/>
        </draw:custom-shape>
        <draw:frame draw:style-name="gr79" draw:text-style-name="P28" draw:layer="layout" svg:width="2.212cm" svg:height="0.962cm" svg:x="7.135cm" svg:y="5.955cm">
          <draw:text-box>
            <text:p><text:span text:style-name="T84">w=0.1</text:span></text:p>
          </draw:text-box>
        </draw:frame>
        <draw:frame draw:style-name="gr80" draw:text-style-name="P28" draw:layer="layout" svg:width="1.683cm" svg:height="0.962cm" svg:x="7.936cm" svg:y="7.055cm">
          <draw:text-box>
            <text:p><text:span text:style-name="T84">w=1</text:span></text:p>
          </draw:text-box>
        </draw:frame>
        <draw:frame draw:style-name="gr81" draw:text-style-name="P28" draw:layer="layout" svg:width="2.424cm" svg:height="0.962cm" svg:x="7.101cm" svg:y="8.53cm">
          <draw:text-box>
            <text:p><text:span text:style-name="T84">w=-0.3</text:span></text:p>
          </draw:text-box>
        </draw:frame>
        <draw:frame draw:style-name="gr10" draw:layer="layout" svg:width="5.946cm" svg:height="2.164cm" svg:x="14.469cm" svg:y="6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82" draw:text-style-name="P6" draw:layer="layout" svg:x1="10.68cm" svg:y1="13.305cm" svg:x2="20.84cm" svg:y2="12.47cm">
          <text:p/>
        </draw:line>
        <draw:line draw:style-name="gr82" draw:text-style-name="P6" draw:layer="layout" svg:x1="12.085cm" svg:y1="15.41cm" svg:x2="16.83cm" svg:y2="11.5cm">
          <text:p/>
        </draw:line>
        <draw:frame draw:style-name="gr10" draw:layer="layout" svg:width="20.32cm" svg:height="1.651cm" svg:x="4.032cm" svg:y="15.52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逆伝搬のコード</text:p>
          </draw:text-box>
        </draw:frame>
        <draw:frame draw:style-name="gr83" draw:text-style-name="P11" draw:layer="layout" svg:width="15.192cm" svg:height="14.728cm" svg:x="2.341cm" svg:y="4.576cm">
          <draw:text-box>
            <text:p><text:span text:style-name="T58">update_nn</text:span><text:span text:style-name="T32">(</text:span><text:span text:style-name="T59">network</text:span><text:span text:style-name="T55">, </text:span><text:span text:style-name="T60">phi</text:span><text:span text:style-name="T55">, </text:span><text:span text:style-name="T69">y'</text:span><text:span text:style-name="T32">)</text:span><text:span text:style-name="T32"><text:line-break/></text:span><text:span text:style-name="T32"><text:tab/></text:span><text:span text:style-name="T85">create</text:span><text:span text:style-name="T32"> array δ</text:span></text:p>
            <text:p><text:span text:style-name="T25"><text:s text:c="5"/></text:span><text:span text:style-name="T25"><text:tab/></text:span><text:span text:style-name="T85">calculate </text:span><text:span text:style-name="T86">y</text:span><text:span text:style-name="T55"> </text:span><text:span text:style-name="T87">using</text:span><text:span text:style-name="T88"> </text:span><text:span text:style-name="T89">predict_nn</text:span><text:span text:style-name="T63"><text:line-break/></text:span><text:span text:style-name="T63"> <text:s text:c="4"/></text:span><text:span text:style-name="T63"><text:tab/></text:span><text:span text:style-name="T71">for each</text:span><text:span text:style-name="T70"> node </text:span><text:span text:style-name="T55">j </text:span><text:span text:style-name="T90">in</text:span><text:span text:style-name="T55"> </text:span><text:span text:style-name="T70">reverse order:</text:span><text:span text:style-name="T70"><text:line-break/></text:span><text:span text:style-name="T70"><text:tab/></text:span><text:span text:style-name="T70"><text:tab/></text:span><text:span text:style-name="T71">if</text:span><text:span text:style-name="T70"> </text:span><text:span text:style-name="T55">j</text:span><text:span text:style-name="T70"> is the last node</text:span><text:span text:style-name="T70"><text:line-break/></text:span><text:span text:style-name="T70"><text:tab/></text:span><text:span text:style-name="T70"><text:tab/></text:span><text:span text:style-name="T70"><text:tab/></text:span><text:span text:style-name="T55">δ</text:span><text:span text:style-name="T91">j</text:span><text:span text:style-name="T70"> = </text:span><text:span text:style-name="T69">y'</text:span><text:span text:style-name="T70"> – </text:span><text:span text:style-name="T69">y</text:span><text:span text:style-name="T92">j</text:span><text:span text:style-name="T70"><text:line-break/></text:span><text:span text:style-name="T70"><text:tab/></text:span><text:span text:style-name="T70"><text:tab/></text:span><text:span text:style-name="T71">else</text:span><text:span text:style-name="T70"><text:line-break/></text:span><text:span text:style-name="T70"><text:tab/></text:span><text:span text:style-name="T70"><text:tab/></text:span><text:span text:style-name="T70"><text:tab/></text:span><text:span text:style-name="T55">δ</text:span><text:span text:style-name="T91">j</text:span><text:span text:style-name="T70"> =</text:span><text:span text:style-name="T70"><text:line-break/></text:span><text:span text:style-name="T70"><text:tab/></text:span><text:span text:style-name="T71">for each</text:span><text:span text:style-name="T70"> node </text:span><text:span text:style-name="T55">j</text:span><text:span text:style-name="T70">:</text:span><text:span text:style-name="T70"><text:line-break/></text:span><text:span text:style-name="T70"><text:tab/></text:span><text:span text:style-name="T70"><text:tab/></text:span><text:span text:style-name="T55">layer</text:span><text:span text:style-name="T70">, </text:span><text:span text:style-name="T59">w</text:span><text:span text:style-name="T70"> = </text:span><text:span text:style-name="T59">network</text:span><text:span text:style-name="T70">[j]</text:span><text:span text:style-name="T70"><text:line-break/></text:span><text:span text:style-name="T70"><text:tab/></text:span><text:span text:style-name="T70"><text:tab/></text:span><text:span text:style-name="T71">for each</text:span><text:span text:style-name="T70"> </text:span><text:span text:style-name="T55">name, val</text:span><text:span text:style-name="T70"> </text:span><text:span text:style-name="T71">in</text:span><text:span text:style-name="T70"> </text:span><text:span text:style-name="T69">y</text:span><text:span text:style-name="T70">[</text:span><text:span text:style-name="T55">layer</text:span><text:span text:style-name="T70">-1]:</text:span><text:span text:style-name="T70"><text:line-break/></text:span><text:span text:style-name="T70"><text:tab/></text:span><text:span text:style-name="T70"><text:tab/></text:span><text:span text:style-name="T70"><text:tab/></text:span><text:span text:style-name="T59">w</text:span><text:span text:style-name="T70">[</text:span><text:span text:style-name="T55">name</text:span><text:span text:style-name="T70">] += λ * δ</text:span><text:span text:style-name="T93">j</text:span><text:span text:style-name="T70"> * </text:span><text:span text:style-name="T55">val</text:span><text:span text:style-name="T70"><text:line-break/></text:span><text:span text:style-name="T70"><text:tab/></text:span><text:span text:style-name="T70"><text:tab/></text:span><text:span text:style-name="T70"><text:line-break/></text:span><text:span text:style-name="T70"><text:tab/></text:span></text:p>
          </draw:text-box>
        </draw:frame>
        <draw:custom-shape draw:style-name="gr2" draw:text-style-name="P6" draw:layer="layout" svg:width="23.06cm" svg:height="13.335cm" svg:x="2.34cm" svg:y="4.44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35cm" svg:height="1.321cm" svg:x="7.48cm" svg:y="11.8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学習コード</text:p>
          </draw:text-box>
        </draw:frame>
        <draw:frame presentation:style-name="pr17" draw:layer="layout" svg:width="25.199cm" svg:height="4.97cm" svg:x="1.471cm" svg:y="13.47cm" presentation:class="outline" presentation:user-transformed="true">
          <draw:text-box>
            <text:list text:style-name="L2">
              <text:list-item>
                <text:p>単純なパーセプトロンで、重みを０へ初期化</text:p>
              </text:list-item>
              <text:list-item>
                <text:p>NNではランダム初期化<text:line-break/>(全てのパーセプトロンが同一の値にならないよう)</text:p>
              </text:list-item>
            </text:list>
          </draw:text-box>
        </draw:frame>
        <draw:frame presentation:style-name="pr18" draw:layer="layout" svg:width="19.483cm" svg:height="6.995cm" svg:x="1.472cm" svg:y="5.081cm" presentation:class="outline" presentation:user-transformed="true">
          <draw:text-box>
            <text:list text:style-name="L2">
              <text:list-header>
                <text:p><text:span text:style-name="T94">create</text:span><text:span text:style-name="T8"> </text:span><text:span text:style-name="T95">network</text:span><text:span text:style-name="T96"><text:line-break/></text:span><text:span text:style-name="T97">randomize</text:span><text:span text:style-name="T98"> </text:span><text:span text:style-name="T95">network</text:span><text:span text:style-name="T98"> weights</text:span><text:span text:style-name="T8"><text:line-break/></text:span><text:span text:style-name="T94">for</text:span><text:span text:style-name="T8"> </text:span><text:span text:style-name="T96">I</text:span><text:span text:style-name="T8"> iterations</text:span><text:span text:style-name="T8"><text:line-break/></text:span><text:span text:style-name="T8"><text:tab/></text:span><text:span text:style-name="T94">for each </text:span><text:span text:style-name="T15">labeled pair </text:span><text:span text:style-name="T99">x</text:span><text:span text:style-name="T100">, </text:span><text:span text:style-name="T101">y</text:span><text:span text:style-name="T15"> in the data</text:span><text:span text:style-name="T15"><text:line-break/></text:span><text:span text:style-name="T15"><text:tab/></text:span><text:span text:style-name="T15"><text:tab/></text:span><text:span text:style-name="T102">phi</text:span><text:span text:style-name="T15"> = </text:span><text:span text:style-name="T103">create_features</text:span><text:span text:style-name="T15">(</text:span><text:span text:style-name="T14">x</text:span><text:span text:style-name="T15">)</text:span><text:span text:style-name="T15"><text:line-break/></text:span><text:span text:style-name="T15"><text:tab/></text:span><text:span text:style-name="T15"><text:tab/></text:span><text:span text:style-name="T103">update_nn</text:span><text:span text:style-name="T15">(</text:span><text:span text:style-name="T104">w</text:span><text:span text:style-name="T15">, </text:span><text:span text:style-name="T102">phi</text:span><text:span text:style-name="T15">, </text:span><text:span text:style-name="T105">y</text:span><text:span text:style-name="T15">)</text:span></text:p>
              </text:list-header>
            </text:list>
          </draw:text-box>
        </draw:frame>
        <draw:custom-shape draw:style-name="gr2" draw:text-style-name="P6" draw:layer="layout" svg:width="23.06cm" svg:height="7.834cm" svg:x="2.141cm" svg:y="4.881cm">
          <text:p/>
          <draw:enhanced-geometry svg:viewBox="0 0 21600 21600" draw:type="rectangle" draw:enhanced-path="M 0 0 L 21600 0 21600 21600 0 21600 0 0 Z N"/>
        </draw:custom-shape>
        <draw:path draw:style-name="gr5" draw:text-style-name="P6" draw:layer="layout" svg:width="9.428cm" svg:height="4.489cm" draw:transform="rotate (2.35619449019234) translate (22.225cm 13.335cm)" svg:viewBox="0 0 9429 4490" svg:d="M0 0c0 0 2694 4490 4490 4490s4939-4041 4939-4041">
          <text:p/>
        </draw:path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1)</text:p>
          </draw:text-box>
        </draw:frame>
        <draw:frame presentation:style-name="pr12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6">実装</text:span></text:p>
                <text:list>
                  <text:list-item>
                    <text:p>train-nn: NNを学習するプログラム</text:p>
                  </text:list-item>
                  <text:list-item>
                    <text:p>test-nn: NNを用いて予測するプログラム</text:p>
                  </text:list-item>
                </text:list>
              </text:list-item>
              <text:list-item>
                <text:p><text:span text:style-name="T6">テスト</text:span></text:p>
                <text:list>
                  <text:list-item>
                    <text:p><text:span text:style-name="T8">入力</text:span><text:span text:style-name="T8">: test/03-train-input.txt</text:span></text:p>
                  </text:list-item>
                  <text:list-item>
                    <text:p><text:span text:style-name="T8">学習</text:span><text:span text:style-name="T8">1</text:span><text:span text:style-name="T8">回、隠れ層</text:span><text:span text:style-name="T8">1</text:span><text:span text:style-name="T8">つ</text:span><text:span text:style-name="T8">,</text:span><text:span text:style-name="T8">隠れ層のノード</text:span><text:span text:style-name="T8">2</text:span><text:span text:style-name="T8">つ</text:span></text:p>
                  </text:list-item>
                  <text:list-item>
                    <text:p><text:span text:style-name="T8">更新を手で確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課題 (2)</text:p>
          </draw:text-box>
        </draw:frame>
        <draw:frame presentation:style-name="pr12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6">学習</text:span> <text:span text:style-name="T106">data/titles-en-train.labeled</text:span></text:p>
              </text:list-item>
              <text:list-item>
                <text:p><text:span text:style-name="T6">予測</text:span> <text:span text:style-name="T106">data/titles-en-test.word</text:span></text:p>
              </text:list-item>
              <text:list-item>
                <text:p><text:span text:style-name="T6">評価 </text:span></text:p>
                <text:list>
                  <text:list-item>
                    <text:p><text:span text:style-name="T107">script/grade-prediction.py data-en/titles-en-test.labeled your_answer</text:span></text:p>
                  </text:list-item>
                </text:list>
              </text:list-item>
              <text:list-item>
                <text:p><text:span text:style-name="T108">比較</text:span></text:p>
                <text:list>
                  <text:list-item>
                    <text:p><text:span text:style-name="T27">単純なパーセプトロン、</text:span><text:span text:style-name="T27">SVM</text:span></text:p>
                  </text:list-item>
                  <text:list-item>
                    <text:p><text:span text:style-name="T27">様々な隠れ層の数、ノード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Arial1" svg:font-family="Arial" style:font-pitch="variable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0 – </text:span><text:span text:style-name="MT2">ニューラルネット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17H50M48S</meta:editing-duration>
    <meta:editing-cycles>581</meta:editing-cycles>
    <dc:date>2014-11-04T19:04:46.919382175</dc:date>
    <meta:generator>LibreOffice/4.3.2.2$Linux_X86_64 LibreOffice_project/430m0$Build-2</meta:generator>
    <meta:document-statistic meta:object-count="872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2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style color="red">
              <mrow>
                <msubsup>
                  <mi>y</mi>
                  <mi>j</mi>
                  <mn>2</mn>
                </msubsup>
              </mrow>
            </mstyle>
          </mrow>
        </mrow>
        <mo stretchy="false">)</mo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(1-color red y_j^2) sum_i %delta_i color green {w_{j,i}}</annotation>
  </semantics>
</math>
</file>

<file path=Object 13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51cm" xlink:href="." xlink:type="simple" chart:class="chart:scatter" chart:style-name="ch1">
        <chart:plot-area chart:style-name="ch2" chart:data-source-has-labels="both" svg:x="2.015cm" svg:y="0.141cm" svg:width="13.665cm" svg:height="5.104cm">
          <chartooo:coordinate-region svg:x="2.333cm" svg:y="0.552cm" svg:width="13.147cm" svg:height="4.283cm"/>
          <chart:axis chart:dimension="x" chart:name="primary-x" chart:style-name="ch3" chartooo:axis-type="auto">
            <chart:title svg:x="7.251cm" svg:y="5.386cm" chart:style-name="ch4">
              <text:p>sign(φ*x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005cm" chart:style-name="ch6">
              <text:p>y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>
  <semantics>
    <mrow>
      <mrow>
        <mstyle color="red">
          <mrow>
            <mi>y</mi>
          </mrow>
        </mstyle>
        <mo stretchy="false">=</mo>
        <mtext>sign</mtext>
      </mrow>
      <mrow>
        <mo stretchy="false">(</mo>
        <mrow>
          <mrow>
            <mstyle color="green">
              <mrow>
                <mstyle mathvariant="bold">
                  <mrow>
                    <mi>w</mi>
                  </mrow>
                </mstyle>
              </mrow>
            </mstyle>
            <mo stretchy="false">⋅</mo>
            <mstyle color="fuchsia">
              <mrow>
                <mstyle mathvariant="bold">
                  <mrow>
                    <mo stretchy="false">ϕ</mo>
                  </mrow>
                </mstyle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color red y = "sign"(color green bold w cdot color magenta bold %phi(color blue x))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14cm" xlink:href="." xlink:type="simple" chart:class="chart:scatter" chart:style-name="ch1">
        <chart:plot-area chart:style-name="ch2" chart:data-source-has-labels="both" svg:x="2.015cm" svg:y="0.142cm" svg:width="13.665cm" svg:height="5.191cm">
          <chartooo:coordinate-region svg:x="2.333cm" svg:y="0.553cm" svg:width="13.147cm" svg:height="4.37cm"/>
          <chart:axis chart:dimension="x" chart:name="primary-x" chart:style-name="ch3" chartooo:axis-type="auto">
            <chart:title svg:x="7.212cm" svg:y="5.475cm" chart:style-name="ch4">
              <text:p>tanh(φ*x)</text:p>
            </chart:title>
            <chart:categories table:cell-range-address="local-table.$A$2:.$A$42"/>
          </chart:axis>
          <chart:axis chart:dimension="y" chart:name="primary-y" chart:style-name="ch5">
            <chart:title svg:x="0.451cm" svg:y="3.049cm" chart:style-name="ch6">
              <text:p>y</text:p>
            </chart:title>
            <chart:grid chart:style-name="ch7" chart:class="major"/>
          </chart:axis>
          <chart:series chart:style-name="ch8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math xmlns="http://www.w3.org/1998/Math/MathML">
  <semantics>
    <mrow>
      <mrow>
        <mstyle color="red">
          <mrow>
            <mi>y</mi>
          </mrow>
        </mstyle>
        <mo stretchy="false">=</mo>
        <mtext>tanh</mtext>
      </mrow>
      <mrow>
        <mo stretchy="false">(</mo>
        <mrow>
          <mrow>
            <mstyle color="green">
              <mrow>
                <mstyle mathvariant="bold">
                  <mrow>
                    <mi>w</mi>
                  </mrow>
                </mstyle>
              </mrow>
            </mstyle>
            <mo stretchy="false">⋅</mo>
            <mstyle color="fuchsia">
              <mrow>
                <mstyle mathvariant="bold">
                  <mrow>
                    <mo stretchy="false">ϕ</mo>
                  </mrow>
                </mstyle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color red y = "tanh"(color green bold w cdot color magenta bold %phi(color blue x))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7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2.015cm" svg:y="0.088cm" svg:width="13.665cm" svg:height="4.254cm">
          <chartooo:coordinate-region svg:x="2.333cm" svg:y="0.379cm" svg:width="13.147cm" svg:height="3.223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7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math xmlns="http://www.w3.org/1998/Math/MathML">
  <semantics>
    <mrow>
      <mi>d</mi>
      <mi>tanh</mi>
      <mrow>
        <mrow>
          <mrow>
            <mo stretchy="false">(</mo>
            <mrow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  <mrow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  <mo stretchy="false">∗</mo>
                <mstyle color="green">
                  <mrow>
                    <mi>w</mi>
                  </mrow>
                </mstyle>
              </mrow>
            </mrow>
            <mo stretchy="false">)</mo>
          </mrow>
          <mo stretchy="false">=</mo>
          <mrow>
            <mn>1</mn>
            <mo stretchy="false">−</mo>
            <msup>
              <mrow>
                <mo stretchy="false">(</mo>
                <mrow>
                  <mstyle color="fuchsia">
                    <mrow>
                      <mstyle mathvariant="bold">
                        <mrow>
                          <mo stretchy="false">ϕ</mo>
                        </mrow>
                      </mstyle>
                    </mrow>
                  </mstyle>
                  <mrow>
                    <mrow>
                      <mo stretchy="false">(</mo>
                      <mrow>
                        <mstyle color="blue">
                          <mrow>
                            <mi>x</mi>
                          </mrow>
                        </mstyle>
                      </mrow>
                      <mo stretchy="false">)</mo>
                    </mrow>
                    <mo stretchy="false">∗</mo>
                    <mstyle color="green">
                      <mrow>
                        <mi>w</mi>
                      </mrow>
                    </mstyle>
                  </mrow>
                </mrow>
                <mo stretchy="false">)</mo>
              </mrow>
              <mn>2</mn>
            </msup>
          </mrow>
        </mrow>
        <mo stretchy="false">=</mo>
        <mrow>
          <mn>1</mn>
          <mo stretchy="false">−</mo>
          <mstyle color="red">
            <mrow>
              <msubsup>
                <mi>y</mi>
                <mi>j</mi>
                <mn>2</mn>
              </msubsup>
            </mrow>
          </mstyle>
        </mrow>
      </mrow>
    </mrow>
    <annotation encoding="StarMath 5.0">d tanh(color magenta bold %phi ( color blue x ) * color green w ) = 
1 - (color magenta bold %phi ( color blue x ) * color green w)^2 = 1-color red y_j^2</annotation>
  </semantics>
</math>
</file>